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618cm" svg:y="0.476cm">
            <draw:object draw:notify-on-update-of-ranges="Sheet1.A52:Sheet1.A72 Sheet1.E51:Sheet1.E51 Sheet1.E52:Sheet1.E72 Sheet1.A52:Sheet1.A72 Sheet1.F51:Sheet1.F51 Sheet1.F52:Sheet1.F72 Sheet1.A52:Sheet1.A72 Sheet1.G51:Sheet1.G51 Sheet1.G52:Sheet1.G72 Sheet1.A52:Sheet1.A72 Sheet1.C52:Sheet1.C71 Sheet1.A52:Sheet1.A72 Sheet1.I6:Sheet1.I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677cm" svg:y="9.805cm">
            <draw:object draw:notify-on-update-of-ranges="Sheet1.A52:Sheet1.A72 Sheet1.M51:Sheet1.M51 Sheet1.M52:Sheet1.M72 Sheet1.A52:Sheet1.A72 Sheet1.N51:Sheet1.N51 Sheet1.N52:Sheet1.N72 Sheet1.A52:Sheet1.A72 Sheet1.O51:Sheet1.O51 Sheet1.O52:Sheet1.O72 Sheet1.A52:Sheet1.A72 Sheet1.P51:Sheet1.P51 Sheet1.P52:Sheet1.P72 Sheet1.A52:Sheet1.A72 Sheet1.Q51:Sheet1.Q51 Sheet1.Q52:Sheet1.Q72 Sheet1.A52:Sheet1.A72 Sheet1.R51:Sheet1.R51 Sheet1.R52:Sheet1.R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631cm" svg:y="19.469cm">
            <draw:object draw:notify-on-update-of-ranges="Sheet1.G52:Sheet1.G72 Sheet1.G6:Sheet1.G26 Sheet1.I52:Sheet1.I71 Sheet1.G29:Sheet1.G48 Sheet1.G52:Sheet1.G72 Sheet1.F52:Sheet1.F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85643722" calcext:value-type="float">
            <text:p>4985643722</text:p>
          </table:table-cell>
          <table:table-cell office:value-type="float" office:value="124403620824" calcext:value-type="float">
            <text:p>124403620824</text:p>
          </table:table-cell>
          <table:table-cell office:value-type="float" office:value="0.728824" calcext:value-type="float">
            <text:p>7.29E-01</text:p>
          </table:table-cell>
          <table:table-cell/>
          <table:table-cell office:value-type="float" office:value="58.011703" calcext:value-type="float">
            <text:p>58.011703</text:p>
          </table:table-cell>
          <table:table-cell office:value-type="float" office:value="2.574542" calcext:value-type="float">
            <text:p>2.574542</text:p>
          </table:table-cell>
          <table:table-cell office:value-type="float" office:value="20.461518" calcext:value-type="float">
            <text:p>20.461518</text:p>
          </table:table-cell>
          <table:table-cell office:value-type="float" office:value="19.365161" calcext:value-type="float">
            <text:p>19.365161</text:p>
          </table:table-cell>
          <table:table-cell office:value-type="float" office:value="1.183412" calcext:value-type="float">
            <text:p>1.183412</text:p>
          </table:table-cell>
          <table:table-cell office:value-type="float" office:value="1.740635" calcext:value-type="float">
            <text:p>1.740635</text:p>
          </table:table-cell>
          <table:table-cell office:value-type="float" office:value="11.692103" calcext:value-type="float">
            <text:p>11.692103</text:p>
          </table:table-cell>
          <table:table-cell/>
          <table:table-cell office:value-type="float" office:value="0.17082" calcext:value-type="float">
            <text:p>0.17082</text:p>
          </table:table-cell>
          <table:table-cell office:value-type="float" office:value="2.19824649238367" calcext:value-type="float">
            <text:p>2.19824649238367</text:p>
          </table:table-cell>
          <table:table-cell office:value-type="float" office:value="0.00655528939269164" calcext:value-type="float">
            <text:p>0.006555289392691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57495243" calcext:value-type="float">
            <text:p>4957495243</text:p>
          </table:table-cell>
          <table:table-cell office:value-type="float" office:value="121247163900" calcext:value-type="float">
            <text:p>121247163900</text:p>
          </table:table-cell>
          <table:table-cell office:value-type="float" office:value="0.726485" calcext:value-type="float">
            <text:p>7.26E-01</text:p>
          </table:table-cell>
          <table:table-cell/>
          <table:table-cell office:value-type="float" office:value="56.720127" calcext:value-type="float">
            <text:p>56.720127</text:p>
          </table:table-cell>
          <table:table-cell office:value-type="float" office:value="2.498456" calcext:value-type="float">
            <text:p>2.498456</text:p>
          </table:table-cell>
          <table:table-cell office:value-type="float" office:value="20.329219" calcext:value-type="float">
            <text:p>20.329219</text:p>
          </table:table-cell>
          <table:table-cell office:value-type="float" office:value="18.859243" calcext:value-type="float">
            <text:p>18.859243</text:p>
          </table:table-cell>
          <table:table-cell office:value-type="float" office:value="1.006266" calcext:value-type="float">
            <text:p>1.006266</text:p>
          </table:table-cell>
          <table:table-cell office:value-type="float" office:value="1.503619" calcext:value-type="float">
            <text:p>1.503619</text:p>
          </table:table-cell>
          <table:table-cell office:value-type="float" office:value="11.486131" calcext:value-type="float">
            <text:p>11.486131</text:p>
          </table:table-cell>
          <table:table-cell/>
          <table:table-cell office:value-type="float" office:value="0.148666" calcext:value-type="float">
            <text:p>0.148666</text:p>
          </table:table-cell>
          <table:table-cell office:value-type="float" office:value="1.86812634719158" calcext:value-type="float">
            <text:p>1.86812634719158</text:p>
          </table:table-cell>
          <table:table-cell office:value-type="float" office:value="0.00778914070748009" calcext:value-type="float">
            <text:p>0.007789140707480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46176366" calcext:value-type="float">
            <text:p>4846176366</text:p>
          </table:table-cell>
          <table:table-cell office:value-type="float" office:value="111910502664" calcext:value-type="float">
            <text:p>111910502664</text:p>
          </table:table-cell>
          <table:table-cell office:value-type="float" office:value="0.717311" calcext:value-type="float">
            <text:p>7.17E-01</text:p>
          </table:table-cell>
          <table:table-cell/>
          <table:table-cell office:value-type="float" office:value="57.15136" calcext:value-type="float">
            <text:p>57.15136</text:p>
          </table:table-cell>
          <table:table-cell office:value-type="float" office:value="2.592893" calcext:value-type="float">
            <text:p>2.592893</text:p>
          </table:table-cell>
          <table:table-cell office:value-type="float" office:value="20.21251" calcext:value-type="float">
            <text:p>20.21251</text:p>
          </table:table-cell>
          <table:table-cell office:value-type="float" office:value="18.963268" calcext:value-type="float">
            <text:p>18.963268</text:p>
          </table:table-cell>
          <table:table-cell office:value-type="float" office:value="1.273366" calcext:value-type="float">
            <text:p>1.273366</text:p>
          </table:table-cell>
          <table:table-cell office:value-type="float" office:value="1.861597" calcext:value-type="float">
            <text:p>1.861597</text:p>
          </table:table-cell>
          <table:table-cell office:value-type="float" office:value="11.250583" calcext:value-type="float">
            <text:p>11.250583</text:p>
          </table:table-cell>
          <table:table-cell/>
          <table:table-cell office:value-type="float" office:value="0.166597" calcext:value-type="float">
            <text:p>0.166597</text:p>
          </table:table-cell>
          <table:table-cell office:value-type="float" office:value="1.81177627661481" calcext:value-type="float">
            <text:p>1.81177627661481</text:p>
          </table:table-cell>
          <table:table-cell office:value-type="float" office:value="0.0072779326748749" calcext:value-type="float">
            <text:p>0.00727793267487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06246957" calcext:value-type="float">
            <text:p>4706246957</text:p>
          </table:table-cell>
          <table:table-cell office:value-type="float" office:value="102751023060" calcext:value-type="float">
            <text:p>102751023060</text:p>
          </table:table-cell>
          <table:table-cell office:value-type="float" office:value="0.703919" calcext:value-type="float">
            <text:p>7.04E-01</text:p>
          </table:table-cell>
          <table:table-cell/>
          <table:table-cell office:value-type="float" office:value="58.734697" calcext:value-type="float">
            <text:p>58.734697</text:p>
          </table:table-cell>
          <table:table-cell office:value-type="float" office:value="3.125818" calcext:value-type="float">
            <text:p>3.125818</text:p>
          </table:table-cell>
          <table:table-cell office:value-type="float" office:value="20.252988" calcext:value-type="float">
            <text:p>20.252988</text:p>
          </table:table-cell>
          <table:table-cell office:value-type="float" office:value="18.995875" calcext:value-type="float">
            <text:p>18.995875</text:p>
          </table:table-cell>
          <table:table-cell office:value-type="float" office:value="1.758942" calcext:value-type="float">
            <text:p>1.758942</text:p>
          </table:table-cell>
          <table:table-cell office:value-type="float" office:value="2.420625" calcext:value-type="float">
            <text:p>2.420625</text:p>
          </table:table-cell>
          <table:table-cell office:value-type="float" office:value="11.054227" calcext:value-type="float">
            <text:p>11.054227</text:p>
          </table:table-cell>
          <table:table-cell/>
          <table:table-cell office:value-type="float" office:value="0.201294" calcext:value-type="float">
            <text:p>0.201294</text:p>
          </table:table-cell>
          <table:table-cell office:value-type="float" office:value="2.64154906608994" calcext:value-type="float">
            <text:p>2.64154906608994</text:p>
          </table:table-cell>
          <table:table-cell office:value-type="float" office:value="0.00699276482707558" calcext:value-type="float">
            <text:p>0.006992764827075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32482493" calcext:value-type="float">
            <text:p>4532482493</text:p>
          </table:table-cell>
          <table:table-cell office:value-type="float" office:value="93601918080" calcext:value-type="float">
            <text:p>93601918080</text:p>
          </table:table-cell>
          <table:table-cell office:value-type="float" office:value="0.690086" calcext:value-type="float">
            <text:p>6.90E-01</text:p>
          </table:table-cell>
          <table:table-cell/>
          <table:table-cell office:value-type="float" office:value="57.152664" calcext:value-type="float">
            <text:p>57.152664</text:p>
          </table:table-cell>
          <table:table-cell office:value-type="float" office:value="2.789256" calcext:value-type="float">
            <text:p>2.789256</text:p>
          </table:table-cell>
          <table:table-cell office:value-type="float" office:value="20.100498" calcext:value-type="float">
            <text:p>20.100498</text:p>
          </table:table-cell>
          <table:table-cell office:value-type="float" office:value="19.08869" calcext:value-type="float">
            <text:p>19.08869</text:p>
          </table:table-cell>
          <table:table-cell office:value-type="float" office:value="1.263774" calcext:value-type="float">
            <text:p>1.263774</text:p>
          </table:table-cell>
          <table:table-cell office:value-type="float" office:value="1.880152" calcext:value-type="float">
            <text:p>1.880152</text:p>
          </table:table-cell>
          <table:table-cell office:value-type="float" office:value="10.953508" calcext:value-type="float">
            <text:p>10.953508</text:p>
          </table:table-cell>
          <table:table-cell/>
          <table:table-cell office:value-type="float" office:value="0.172665" calcext:value-type="float">
            <text:p>0.172665</text:p>
          </table:table-cell>
          <table:table-cell office:value-type="float" office:value="1.76250960497857" calcext:value-type="float">
            <text:p>1.76250960497857</text:p>
          </table:table-cell>
          <table:table-cell office:value-type="float" office:value="0.00774358285457904" calcext:value-type="float">
            <text:p>0.007743582854579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377515442" calcext:value-type="float">
            <text:p>4377515442</text:p>
          </table:table-cell>
          <table:table-cell office:value-type="float" office:value="84446262900" calcext:value-type="float">
            <text:p>84446262900</text:p>
          </table:table-cell>
          <table:table-cell office:value-type="float" office:value="0.677016" calcext:value-type="float">
            <text:p>6.77E-01</text:p>
          </table:table-cell>
          <table:table-cell/>
          <table:table-cell office:value-type="float" office:value="57.304973" calcext:value-type="float">
            <text:p>57.304973</text:p>
          </table:table-cell>
          <table:table-cell office:value-type="float" office:value="2.851616" calcext:value-type="float">
            <text:p>2.851616</text:p>
          </table:table-cell>
          <table:table-cell office:value-type="float" office:value="19.98567" calcext:value-type="float">
            <text:p>19.98567</text:p>
          </table:table-cell>
          <table:table-cell office:value-type="float" office:value="19.276694" calcext:value-type="float">
            <text:p>19.276694</text:p>
          </table:table-cell>
          <table:table-cell office:value-type="float" office:value="1.339741" calcext:value-type="float">
            <text:p>1.339741</text:p>
          </table:table-cell>
          <table:table-cell office:value-type="float" office:value="1.980674" calcext:value-type="float">
            <text:p>1.980674</text:p>
          </table:table-cell>
          <table:table-cell office:value-type="float" office:value="10.825159" calcext:value-type="float">
            <text:p>10.825159</text:p>
          </table:table-cell>
          <table:table-cell/>
          <table:table-cell office:value-type="float" office:value="0.180075" calcext:value-type="float">
            <text:p>0.180075</text:p>
          </table:table-cell>
          <table:table-cell office:value-type="float" office:value="1.71537760353033" calcext:value-type="float">
            <text:p>1.71537760353033</text:p>
          </table:table-cell>
          <table:table-cell office:value-type="float" office:value="0.00595336284561623" calcext:value-type="float">
            <text:p>0.00595336284561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109608234" calcext:value-type="float">
            <text:p>4109608234</text:p>
          </table:table-cell>
          <table:table-cell office:value-type="float" office:value="75470380128" calcext:value-type="float">
            <text:p>75470380128</text:p>
          </table:table-cell>
          <table:table-cell office:value-type="float" office:value="0.663514" calcext:value-type="float">
            <text:p>6.64E-01</text:p>
          </table:table-cell>
          <table:table-cell/>
          <table:table-cell office:value-type="float" office:value="55.935215" calcext:value-type="float">
            <text:p>55.935215</text:p>
          </table:table-cell>
          <table:table-cell office:value-type="float" office:value="2.567765" calcext:value-type="float">
            <text:p>2.567765</text:p>
          </table:table-cell>
          <table:table-cell office:value-type="float" office:value="20.228053" calcext:value-type="float">
            <text:p>20.228053</text:p>
          </table:table-cell>
          <table:table-cell office:value-type="float" office:value="18.995974" calcext:value-type="float">
            <text:p>18.995974</text:p>
          </table:table-cell>
          <table:table-cell office:value-type="float" office:value="0.986121" calcext:value-type="float">
            <text:p>0.986121</text:p>
          </table:table-cell>
          <table:table-cell office:value-type="float" office:value="1.623422" calcext:value-type="float">
            <text:p>1.623422</text:p>
          </table:table-cell>
          <table:table-cell office:value-type="float" office:value="10.507172" calcext:value-type="float">
            <text:p>10.507172</text:p>
          </table:table-cell>
          <table:table-cell/>
          <table:table-cell office:value-type="float" office:value="0.171033" calcext:value-type="float">
            <text:p>0.171033</text:p>
          </table:table-cell>
          <table:table-cell office:value-type="float" office:value="1.05964567954192" calcext:value-type="float">
            <text:p>1.05964567954192</text:p>
          </table:table-cell>
          <table:table-cell office:value-type="float" office:value="0.00656677524559241" calcext:value-type="float">
            <text:p>0.00656677524559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61922913" calcext:value-type="float">
            <text:p>3961922913</text:p>
          </table:table-cell>
          <table:table-cell office:value-type="float" office:value="66310932276" calcext:value-type="float">
            <text:p>66310932276</text:p>
          </table:table-cell>
          <table:table-cell office:value-type="float" office:value="0.647676" calcext:value-type="float">
            <text:p>6.48E-01</text:p>
          </table:table-cell>
          <table:table-cell/>
          <table:table-cell office:value-type="float" office:value="57.760066" calcext:value-type="float">
            <text:p>57.760066</text:p>
          </table:table-cell>
          <table:table-cell office:value-type="float" office:value="2.946386" calcext:value-type="float">
            <text:p>2.946386</text:p>
          </table:table-cell>
          <table:table-cell office:value-type="float" office:value="19.855421" calcext:value-type="float">
            <text:p>19.855421</text:p>
          </table:table-cell>
          <table:table-cell office:value-type="float" office:value="19.056224" calcext:value-type="float">
            <text:p>19.056224</text:p>
          </table:table-cell>
          <table:table-cell office:value-type="float" office:value="1.45456" calcext:value-type="float">
            <text:p>1.45456</text:p>
          </table:table-cell>
          <table:table-cell office:value-type="float" office:value="2.716084" calcext:value-type="float">
            <text:p>2.716084</text:p>
          </table:table-cell>
          <table:table-cell office:value-type="float" office:value="10.561675" calcext:value-type="float">
            <text:p>10.561675</text:p>
          </table:table-cell>
          <table:table-cell/>
          <table:table-cell office:value-type="float" office:value="0.20419" calcext:value-type="float">
            <text:p>0.20419</text:p>
          </table:table-cell>
          <table:table-cell office:value-type="float" office:value="1.45192692373058" calcext:value-type="float">
            <text:p>1.45192692373058</text:p>
          </table:table-cell>
          <table:table-cell office:value-type="float" office:value="0.00609123977203062" calcext:value-type="float">
            <text:p>0.00609123977203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748120542" calcext:value-type="float">
            <text:p>3748120542</text:p>
          </table:table-cell>
          <table:table-cell office:value-type="float" office:value="57216313440" calcext:value-type="float">
            <text:p>57216313440</text:p>
          </table:table-cell>
          <table:table-cell office:value-type="float" office:value="0.622919" calcext:value-type="float">
            <text:p>6.23E-01</text:p>
          </table:table-cell>
          <table:table-cell/>
          <table:table-cell office:value-type="float" office:value="56.267933" calcext:value-type="float">
            <text:p>56.267933</text:p>
          </table:table-cell>
          <table:table-cell office:value-type="float" office:value="2.724511" calcext:value-type="float">
            <text:p>2.724511</text:p>
          </table:table-cell>
          <table:table-cell office:value-type="float" office:value="19.707805" calcext:value-type="float">
            <text:p>19.707805</text:p>
          </table:table-cell>
          <table:table-cell office:value-type="float" office:value="19.259664" calcext:value-type="float">
            <text:p>19.259664</text:p>
          </table:table-cell>
          <table:table-cell office:value-type="float" office:value="1.169001" calcext:value-type="float">
            <text:p>1.169001</text:p>
          </table:table-cell>
          <table:table-cell office:value-type="float" office:value="1.900395" calcext:value-type="float">
            <text:p>1.900395</text:p>
          </table:table-cell>
          <table:table-cell office:value-type="float" office:value="10.419059" calcext:value-type="float">
            <text:p>10.419059</text:p>
          </table:table-cell>
          <table:table-cell/>
          <table:table-cell office:value-type="float" office:value="0.188809" calcext:value-type="float">
            <text:p>0.188809</text:p>
          </table:table-cell>
          <table:table-cell office:value-type="float" office:value="1.10639152477944" calcext:value-type="float">
            <text:p>1.10639152477944</text:p>
          </table:table-cell>
          <table:table-cell office:value-type="float" office:value="0.00694090996296807" calcext:value-type="float">
            <text:p>0.006940909962968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584979987" calcext:value-type="float">
            <text:p>3584979987</text:p>
          </table:table-cell>
          <table:table-cell office:value-type="float" office:value="51157036512" calcext:value-type="float">
            <text:p>51157036512</text:p>
          </table:table-cell>
          <table:table-cell office:value-type="float" office:value="0.608998" calcext:value-type="float">
            <text:p>6.09E-01</text:p>
          </table:table-cell>
          <table:table-cell/>
          <table:table-cell office:value-type="float" office:value="49.5596" calcext:value-type="float">
            <text:p>49.5596</text:p>
          </table:table-cell>
          <table:table-cell office:value-type="float" office:value="1.933848" calcext:value-type="float">
            <text:p>1.933848</text:p>
          </table:table-cell>
          <table:table-cell office:value-type="float" office:value="19.475146" calcext:value-type="float">
            <text:p>19.475146</text:p>
          </table:table-cell>
          <table:table-cell office:value-type="float" office:value="14.341979" calcext:value-type="float">
            <text:p>14.341979</text:p>
          </table:table-cell>
          <table:table-cell office:value-type="float" office:value="1.050133" calcext:value-type="float">
            <text:p>1.050133</text:p>
          </table:table-cell>
          <table:table-cell office:value-type="float" office:value="1.555121" calcext:value-type="float">
            <text:p>1.555121</text:p>
          </table:table-cell>
          <table:table-cell office:value-type="float" office:value="10.071644" calcext:value-type="float">
            <text:p>10.071644</text:p>
          </table:table-cell>
          <table:table-cell/>
          <table:table-cell office:value-type="float" office:value="0.070771" calcext:value-type="float">
            <text:p>0.070771</text:p>
          </table:table-cell>
          <table:table-cell office:value-type="float" office:value="0.687092159943902" calcext:value-type="float">
            <text:p>0.687092159943902</text:p>
          </table:table-cell>
          <table:table-cell office:value-type="float" office:value="0.00445843746141352" calcext:value-type="float">
            <text:p>0.004458437461413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93612583" calcext:value-type="float">
            <text:p>3393612583</text:p>
          </table:table-cell>
          <table:table-cell office:value-type="float" office:value="45188032320" calcext:value-type="float">
            <text:p>45188032320</text:p>
          </table:table-cell>
          <table:table-cell office:value-type="float" office:value="0.592638" calcext:value-type="float">
            <text:p>5.93E-01</text:p>
          </table:table-cell>
          <table:table-cell/>
          <table:table-cell office:value-type="float" office:value="49.656643" calcext:value-type="float">
            <text:p>49.656643</text:p>
          </table:table-cell>
          <table:table-cell office:value-type="float" office:value="2.040194" calcext:value-type="float">
            <text:p>2.040194</text:p>
          </table:table-cell>
          <table:table-cell office:value-type="float" office:value="19.324719" calcext:value-type="float">
            <text:p>19.324719</text:p>
          </table:table-cell>
          <table:table-cell office:value-type="float" office:value="14.24649" calcext:value-type="float">
            <text:p>14.24649</text:p>
          </table:table-cell>
          <table:table-cell office:value-type="float" office:value="1.193584" calcext:value-type="float">
            <text:p>1.193584</text:p>
          </table:table-cell>
          <table:table-cell office:value-type="float" office:value="1.782492" calcext:value-type="float">
            <text:p>1.782492</text:p>
          </table:table-cell>
          <table:table-cell office:value-type="float" office:value="9.904751" calcext:value-type="float">
            <text:p>9.904751</text:p>
          </table:table-cell>
          <table:table-cell/>
          <table:table-cell office:value-type="float" office:value="0.079" calcext:value-type="float">
            <text:p>0.079</text:p>
          </table:table-cell>
          <table:table-cell office:value-type="float" office:value="0.689235386137982" calcext:value-type="float">
            <text:p>0.689235386137982</text:p>
          </table:table-cell>
          <table:table-cell office:value-type="float" office:value="0.00468544588311917" calcext:value-type="float">
            <text:p>0.004685445883119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178974347" calcext:value-type="float">
            <text:p>3178974347</text:p>
          </table:table-cell>
          <table:table-cell office:value-type="float" office:value="39244914576" calcext:value-type="float">
            <text:p>39244914576</text:p>
          </table:table-cell>
          <table:table-cell office:value-type="float" office:value="0.582499" calcext:value-type="float">
            <text:p>5.82E-01</text:p>
          </table:table-cell>
          <table:table-cell/>
          <table:table-cell office:value-type="float" office:value="51.624732" calcext:value-type="float">
            <text:p>51.624732</text:p>
          </table:table-cell>
          <table:table-cell office:value-type="float" office:value="2.713887" calcext:value-type="float">
            <text:p>2.713887</text:p>
          </table:table-cell>
          <table:table-cell office:value-type="float" office:value="19.189548" calcext:value-type="float">
            <text:p>19.189548</text:p>
          </table:table-cell>
          <table:table-cell office:value-type="float" office:value="14.270689" calcext:value-type="float">
            <text:p>14.270689</text:p>
          </table:table-cell>
          <table:table-cell office:value-type="float" office:value="1.957996" calcext:value-type="float">
            <text:p>1.957996</text:p>
          </table:table-cell>
          <table:table-cell office:value-type="float" office:value="2.430003" calcext:value-type="float">
            <text:p>2.430003</text:p>
          </table:table-cell>
          <table:table-cell office:value-type="float" office:value="9.788188" calcext:value-type="float">
            <text:p>9.788188</text:p>
          </table:table-cell>
          <table:table-cell/>
          <table:table-cell office:value-type="float" office:value="0.125345" calcext:value-type="float">
            <text:p>0.125345</text:p>
          </table:table-cell>
          <table:table-cell office:value-type="float" office:value="1.20901122756586" calcext:value-type="float">
            <text:p>1.20901122756586</text:p>
          </table:table-cell>
          <table:table-cell office:value-type="float" office:value="0.00573047128346997" calcext:value-type="float">
            <text:p>0.005730471283469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40471106" calcext:value-type="float">
            <text:p>2940471106</text:p>
          </table:table-cell>
          <table:table-cell office:value-type="float" office:value="33324559056" calcext:value-type="float">
            <text:p>33324559056</text:p>
          </table:table-cell>
          <table:table-cell office:value-type="float" office:value="0.568347" calcext:value-type="float">
            <text:p>5.68E-01</text:p>
          </table:table-cell>
          <table:table-cell/>
          <table:table-cell office:value-type="float" office:value="48.495275" calcext:value-type="float">
            <text:p>48.495275</text:p>
          </table:table-cell>
          <table:table-cell office:value-type="float" office:value="2.192765" calcext:value-type="float">
            <text:p>2.192765</text:p>
          </table:table-cell>
          <table:table-cell office:value-type="float" office:value="18.978063" calcext:value-type="float">
            <text:p>18.978063</text:p>
          </table:table-cell>
          <table:table-cell office:value-type="float" office:value="13.894334" calcext:value-type="float">
            <text:p>13.894334</text:p>
          </table:table-cell>
          <table:table-cell office:value-type="float" office:value="1.121234" calcext:value-type="float">
            <text:p>1.121234</text:p>
          </table:table-cell>
          <table:table-cell office:value-type="float" office:value="1.747487" calcext:value-type="float">
            <text:p>1.747487</text:p>
          </table:table-cell>
          <table:table-cell office:value-type="float" office:value="9.554851" calcext:value-type="float">
            <text:p>9.554851</text:p>
          </table:table-cell>
          <table:table-cell/>
          <table:table-cell office:value-type="float" office:value="0.070778" calcext:value-type="float">
            <text:p>0.070778</text:p>
          </table:table-cell>
          <table:table-cell office:value-type="float" office:value="0.53678319973602" calcext:value-type="float">
            <text:p>0.53678319973602</text:p>
          </table:table-cell>
          <table:table-cell office:value-type="float" office:value="0.00669665250858946" calcext:value-type="float">
            <text:p>0.006696652508589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4193910" calcext:value-type="float">
            <text:p>2704193910</text:p>
          </table:table-cell>
          <table:table-cell office:value-type="float" office:value="27413222400" calcext:value-type="float">
            <text:p>27413222400</text:p>
          </table:table-cell>
          <table:table-cell office:value-type="float" office:value="0.542631" calcext:value-type="float">
            <text:p>5.43E-01</text:p>
          </table:table-cell>
          <table:table-cell/>
          <table:table-cell office:value-type="float" office:value="50.020013" calcext:value-type="float">
            <text:p>50.020013</text:p>
          </table:table-cell>
          <table:table-cell office:value-type="float" office:value="2.695993" calcext:value-type="float">
            <text:p>2.695993</text:p>
          </table:table-cell>
          <table:table-cell office:value-type="float" office:value="18.715331" calcext:value-type="float">
            <text:p>18.715331</text:p>
          </table:table-cell>
          <table:table-cell office:value-type="float" office:value="14.179368" calcext:value-type="float">
            <text:p>14.179368</text:p>
          </table:table-cell>
          <table:table-cell office:value-type="float" office:value="1.471207" calcext:value-type="float">
            <text:p>1.471207</text:p>
          </table:table-cell>
          <table:table-cell office:value-type="float" office:value="2.244371" calcext:value-type="float">
            <text:p>2.244371</text:p>
          </table:table-cell>
          <table:table-cell office:value-type="float" office:value="9.423534" calcext:value-type="float">
            <text:p>9.423534</text:p>
          </table:table-cell>
          <table:table-cell/>
          <table:table-cell office:value-type="float" office:value="0.102592" calcext:value-type="float">
            <text:p>0.102592</text:p>
          </table:table-cell>
          <table:table-cell office:value-type="float" office:value="0.75622917958218" calcext:value-type="float">
            <text:p>0.75622917958218</text:p>
          </table:table-cell>
          <table:table-cell office:value-type="float" office:value="0.00761471369378304" calcext:value-type="float">
            <text:p>0.007614713693783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47966777" calcext:value-type="float">
            <text:p>2447966777</text:p>
          </table:table-cell>
          <table:table-cell office:value-type="float" office:value="21597746688" calcext:value-type="float">
            <text:p>21597746688</text:p>
          </table:table-cell>
          <table:table-cell office:value-type="float" office:value="0.507657" calcext:value-type="float">
            <text:p>5.08E-01</text:p>
          </table:table-cell>
          <table:table-cell/>
          <table:table-cell office:value-type="float" office:value="49.142009" calcext:value-type="float">
            <text:p>49.142009</text:p>
          </table:table-cell>
          <table:table-cell office:value-type="float" office:value="2.832289" calcext:value-type="float">
            <text:p>2.832289</text:p>
          </table:table-cell>
          <table:table-cell office:value-type="float" office:value="18.406399" calcext:value-type="float">
            <text:p>18.406399</text:p>
          </table:table-cell>
          <table:table-cell office:value-type="float" office:value="13.403228" calcext:value-type="float">
            <text:p>13.403228</text:p>
          </table:table-cell>
          <table:table-cell office:value-type="float" office:value="1.603514" calcext:value-type="float">
            <text:p>1.603514</text:p>
          </table:table-cell>
          <table:table-cell office:value-type="float" office:value="2.441028" calcext:value-type="float">
            <text:p>2.441028</text:p>
          </table:table-cell>
          <table:table-cell office:value-type="float" office:value="9.05882" calcext:value-type="float">
            <text:p>9.05882</text:p>
          </table:table-cell>
          <table:table-cell/>
          <table:table-cell office:value-type="float" office:value="0.091623" calcext:value-type="float">
            <text:p>0.091623</text:p>
          </table:table-cell>
          <table:table-cell office:value-type="float" office:value="0.802214272177769" calcext:value-type="float">
            <text:p>0.802214272177769</text:p>
          </table:table-cell>
          <table:table-cell office:value-type="float" office:value="0.0104055655085939" calcext:value-type="float">
            <text:p>0.01040556550859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51081498" calcext:value-type="float">
            <text:p>2051081498</text:p>
          </table:table-cell>
          <table:table-cell office:value-type="float" office:value="15941415816" calcext:value-type="float">
            <text:p>15941415816</text:p>
          </table:table-cell>
          <table:table-cell office:value-type="float" office:value="0.47934" calcext:value-type="float">
            <text:p>4.79E-01</text:p>
          </table:table-cell>
          <table:table-cell/>
          <table:table-cell office:value-type="float" office:value="48.137965" calcext:value-type="float">
            <text:p>48.137965</text:p>
          </table:table-cell>
          <table:table-cell office:value-type="float" office:value="2.887166" calcext:value-type="float">
            <text:p>2.887166</text:p>
          </table:table-cell>
          <table:table-cell office:value-type="float" office:value="18.121625" calcext:value-type="float">
            <text:p>18.121625</text:p>
          </table:table-cell>
          <table:table-cell office:value-type="float" office:value="13.343472" calcext:value-type="float">
            <text:p>13.343472</text:p>
          </table:table-cell>
          <table:table-cell office:value-type="float" office:value="1.533852" calcext:value-type="float">
            <text:p>1.533852</text:p>
          </table:table-cell>
          <table:table-cell office:value-type="float" office:value="2.369166" calcext:value-type="float">
            <text:p>2.369166</text:p>
          </table:table-cell>
          <table:table-cell office:value-type="float" office:value="8.574705" calcext:value-type="float">
            <text:p>8.574705</text:p>
          </table:table-cell>
          <table:table-cell/>
          <table:table-cell office:value-type="float" office:value="0.078765" calcext:value-type="float">
            <text:p>0.078765</text:p>
          </table:table-cell>
          <table:table-cell office:value-type="float" office:value="0.583286099024632" calcext:value-type="float">
            <text:p>0.583286099024632</text:p>
          </table:table-cell>
          <table:table-cell office:value-type="float" office:value="0.00687839281439141" calcext:value-type="float">
            <text:p>0.006878392814391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3291916" calcext:value-type="float">
            <text:p>1603291916</text:p>
          </table:table-cell>
          <table:table-cell office:value-type="float" office:value="10412458128" calcext:value-type="float">
            <text:p>10412458128</text:p>
          </table:table-cell>
          <table:table-cell office:value-type="float" office:value="0.44582" calcext:value-type="float">
            <text:p>4.46E-01</text:p>
          </table:table-cell>
          <table:table-cell/>
          <table:table-cell office:value-type="float" office:value="47.974465" calcext:value-type="float">
            <text:p>47.974465</text:p>
          </table:table-cell>
          <table:table-cell office:value-type="float" office:value="3.302237" calcext:value-type="float">
            <text:p>3.302237</text:p>
          </table:table-cell>
          <table:table-cell office:value-type="float" office:value="17.807107" calcext:value-type="float">
            <text:p>17.807107</text:p>
          </table:table-cell>
          <table:table-cell office:value-type="float" office:value="13.287993" calcext:value-type="float">
            <text:p>13.287993</text:p>
          </table:table-cell>
          <table:table-cell office:value-type="float" office:value="1.77512" calcext:value-type="float">
            <text:p>1.77512</text:p>
          </table:table-cell>
          <table:table-cell office:value-type="float" office:value="2.746805" calcext:value-type="float">
            <text:p>2.746805</text:p>
          </table:table-cell>
          <table:table-cell office:value-type="float" office:value="7.980167" calcext:value-type="float">
            <text:p>7.980167</text:p>
          </table:table-cell>
          <table:table-cell/>
          <table:table-cell office:value-type="float" office:value="0.087636" calcext:value-type="float">
            <text:p>0.087636</text:p>
          </table:table-cell>
          <table:table-cell office:value-type="float" office:value="0.524429666811082" calcext:value-type="float">
            <text:p>0.524429666811082</text:p>
          </table:table-cell>
          <table:table-cell office:value-type="float" office:value="0.0144772408346726" calcext:value-type="float">
            <text:p>0.01447724083467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51168040" calcext:value-type="float">
            <text:p>1051168040</text:p>
          </table:table-cell>
          <table:table-cell office:value-type="float" office:value="4955426712" calcext:value-type="float">
            <text:p>4955426712</text:p>
          </table:table-cell>
          <table:table-cell office:value-type="float" office:value="0.369762" calcext:value-type="float">
            <text:p>3.70E-01</text:p>
          </table:table-cell>
          <table:table-cell/>
          <table:table-cell office:value-type="float" office:value="47.849276" calcext:value-type="float">
            <text:p>47.849276</text:p>
          </table:table-cell>
          <table:table-cell office:value-type="float" office:value="4.035764" calcext:value-type="float">
            <text:p>4.035764</text:p>
          </table:table-cell>
          <table:table-cell office:value-type="float" office:value="17.207434" calcext:value-type="float">
            <text:p>17.207434</text:p>
          </table:table-cell>
          <table:table-cell office:value-type="float" office:value="12.988211" calcext:value-type="float">
            <text:p>12.988211</text:p>
          </table:table-cell>
          <table:table-cell office:value-type="float" office:value="2.757966" calcext:value-type="float">
            <text:p>2.757966</text:p>
          </table:table-cell>
          <table:table-cell office:value-type="float" office:value="3.311117" calcext:value-type="float">
            <text:p>3.311117</text:p>
          </table:table-cell>
          <table:table-cell office:value-type="float" office:value="6.159938" calcext:value-type="float">
            <text:p>6.159938</text:p>
          </table:table-cell>
          <table:table-cell/>
          <table:table-cell office:value-type="float" office:value="0.107524" calcext:value-type="float">
            <text:p>0.107524</text:p>
          </table:table-cell>
          <table:table-cell office:value-type="float" office:value="0.357441433593203" calcext:value-type="float">
            <text:p>0.357441433593203</text:p>
          </table:table-cell>
          <table:table-cell office:value-type="float" office:value="0.0253906513631434" calcext:value-type="float">
            <text:p>0.02539065136314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5699125" calcext:value-type="float">
            <text:p>615699125</text:p>
          </table:table-cell>
          <table:table-cell office:value-type="float" office:value="2423651796" calcext:value-type="float">
            <text:p>2423651796</text:p>
          </table:table-cell>
          <table:table-cell office:value-type="float" office:value="0.31614" calcext:value-type="float">
            <text:p>3.16E-01</text:p>
          </table:table-cell>
          <table:table-cell/>
          <table:table-cell office:value-type="float" office:value="41.790066" calcext:value-type="float">
            <text:p>41.790066</text:p>
          </table:table-cell>
          <table:table-cell office:value-type="float" office:value="3.916716" calcext:value-type="float">
            <text:p>3.916716</text:p>
          </table:table-cell>
          <table:table-cell office:value-type="float" office:value="16.460182" calcext:value-type="float">
            <text:p>16.460182</text:p>
          </table:table-cell>
          <table:table-cell office:value-type="float" office:value="11.602363" calcext:value-type="float">
            <text:p>11.602363</text:p>
          </table:table-cell>
          <table:table-cell office:value-type="float" office:value="3.038267" calcext:value-type="float">
            <text:p>3.038267</text:p>
          </table:table-cell>
          <table:table-cell office:value-type="float" office:value="3.307848" calcext:value-type="float">
            <text:p>3.307848</text:p>
          </table:table-cell>
          <table:table-cell office:value-type="float" office:value="2.251956" calcext:value-type="float">
            <text:p>2.251956</text:p>
          </table:table-cell>
          <table:table-cell/>
          <table:table-cell office:value-type="float" office:value="0.065788" calcext:value-type="float">
            <text:p>0.065788</text:p>
          </table:table-cell>
          <table:table-cell office:value-type="float" office:value="0.146830048745151" calcext:value-type="float">
            <text:p>0.146830048745151</text:p>
          </table:table-cell>
          <table:table-cell office:value-type="float" office:value="0.00207022312705187" calcext:value-type="float">
            <text:p>0.002070223127051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5699125" calcext:value-type="float">
            <text:p>615699125</text:p>
          </table:table-cell>
          <table:table-cell office:value-type="float" office:value="2423651796" calcext:value-type="float">
            <text:p>2423651796</text:p>
          </table:table-cell>
          <table:table-cell office:value-type="float" office:value="0.31614" calcext:value-type="float">
            <text:p>3.16E-01</text:p>
          </table:table-cell>
          <table:table-cell/>
          <table:table-cell office:value-type="float" office:value="41.790066" calcext:value-type="float">
            <text:p>41.790066</text:p>
          </table:table-cell>
          <table:table-cell office:value-type="float" office:value="3.916716" calcext:value-type="float">
            <text:p>3.916716</text:p>
          </table:table-cell>
          <table:table-cell office:value-type="float" office:value="16.460182" calcext:value-type="float">
            <text:p>16.460182</text:p>
          </table:table-cell>
          <table:table-cell office:value-type="float" office:value="11.602363" calcext:value-type="float">
            <text:p>11.602363</text:p>
          </table:table-cell>
          <table:table-cell office:value-type="float" office:value="3.038267" calcext:value-type="float">
            <text:p>3.038267</text:p>
          </table:table-cell>
          <table:table-cell office:value-type="float" office:value="3.307848" calcext:value-type="float">
            <text:p>3.307848</text:p>
          </table:table-cell>
          <table:table-cell office:value-type="float" office:value="2.251956" calcext:value-type="float">
            <text:p>2.251956</text:p>
          </table:table-cell>
          <table:table-cell/>
          <table:table-cell office:value-type="float" office:value="0.065788" calcext:value-type="float">
            <text:p>0.065788</text:p>
          </table:table-cell>
          <table:table-cell office:value-type="float" office:value="0.146830048745151" calcext:value-type="float">
            <text:p>0.146830048745151</text:p>
          </table:table-cell>
          <table:table-cell table:style-name="ce1" office:value-type="float" office:value="0.00207022312705187" calcext:value-type="float">
            <text:p>2.07E-03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74075245" calcext:value-type="float">
            <text:p>4374075245</text:p>
          </table:table-cell>
          <table:table-cell office:value-type="float" office:value="114403088952" calcext:value-type="float">
            <text:p>114403088952</text:p>
          </table:table-cell>
          <table:table-cell office:value-type="float" office:value="0.76908" calcext:value-type="float">
            <text:p>7.69E-01</text:p>
          </table:table-cell>
          <table:table-cell/>
          <table:table-cell office:value-type="float" office:value="57.034233" calcext:value-type="float">
            <text:p>57.034233</text:p>
          </table:table-cell>
          <table:table-cell office:value-type="float" office:value="2.178691" calcext:value-type="float">
            <text:p>2.178691</text:p>
          </table:table-cell>
          <table:table-cell office:value-type="float" office:value="20.64975" calcext:value-type="float">
            <text:p>20.64975</text:p>
          </table:table-cell>
          <table:table-cell office:value-type="float" office:value="19.211964" calcext:value-type="float">
            <text:p>19.211964</text:p>
          </table:table-cell>
          <table:table-cell office:value-type="float" office:value="0.872618" calcext:value-type="float">
            <text:p>0.872618</text:p>
          </table:table-cell>
          <table:table-cell office:value-type="float" office:value="1.368422" calcext:value-type="float">
            <text:p>1.368422</text:p>
          </table:table-cell>
          <table:table-cell office:value-type="float" office:value="11.66199" calcext:value-type="float">
            <text:p>11.66199</text:p>
          </table:table-cell>
          <table:table-cell/>
          <table:table-cell office:value-type="float" office:value="0.145651" calcext:value-type="float">
            <text:p>0.145651</text:p>
          </table:table-cell>
          <table:table-cell office:value-type="float" office:value="1.91826584780157" calcext:value-type="float">
            <text:p>1.91826584780157</text:p>
          </table:table-cell>
          <table:table-cell office:value-type="float" office:value="0.00653522829539761" calcext:value-type="float">
            <text:p>0.006535228295397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20626052" calcext:value-type="float">
            <text:p>4220626052</text:p>
          </table:table-cell>
          <table:table-cell office:value-type="float" office:value="105055855380" calcext:value-type="float">
            <text:p>105055855380</text:p>
          </table:table-cell>
          <table:table-cell office:value-type="float" office:value="0.75748" calcext:value-type="float">
            <text:p>7.57E-01</text:p>
          </table:table-cell>
          <table:table-cell/>
          <table:table-cell office:value-type="float" office:value="57.620487" calcext:value-type="float">
            <text:p>57.620487</text:p>
          </table:table-cell>
          <table:table-cell office:value-type="float" office:value="2.302661" calcext:value-type="float">
            <text:p>2.302661</text:p>
          </table:table-cell>
          <table:table-cell office:value-type="float" office:value="20.667112" calcext:value-type="float">
            <text:p>20.667112</text:p>
          </table:table-cell>
          <table:table-cell office:value-type="float" office:value="19.104791" calcext:value-type="float">
            <text:p>19.104791</text:p>
          </table:table-cell>
          <table:table-cell office:value-type="float" office:value="1.090675" calcext:value-type="float">
            <text:p>1.090675</text:p>
          </table:table-cell>
          <table:table-cell office:value-type="float" office:value="1.667446" calcext:value-type="float">
            <text:p>1.667446</text:p>
          </table:table-cell>
          <table:table-cell office:value-type="float" office:value="11.716415" calcext:value-type="float">
            <text:p>11.716415</text:p>
          </table:table-cell>
          <table:table-cell/>
          <table:table-cell office:value-type="float" office:value="0.157669" calcext:value-type="float">
            <text:p>0.157669</text:p>
          </table:table-cell>
          <table:table-cell office:value-type="float" office:value="2.03788103148822" calcext:value-type="float">
            <text:p>2.03788103148822</text:p>
          </table:table-cell>
          <table:table-cell office:value-type="float" office:value="0.00725394522031638" calcext:value-type="float">
            <text:p>0.007253945220316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78435334" calcext:value-type="float">
            <text:p>4078435334</text:p>
          </table:table-cell>
          <table:table-cell office:value-type="float" office:value="95740061184" calcext:value-type="float">
            <text:p>95740061184</text:p>
          </table:table-cell>
          <table:table-cell office:value-type="float" office:value="0.745718" calcext:value-type="float">
            <text:p>7.46E-01</text:p>
          </table:table-cell>
          <table:table-cell/>
          <table:table-cell office:value-type="float" office:value="57.332768" calcext:value-type="float">
            <text:p>57.332768</text:p>
          </table:table-cell>
          <table:table-cell office:value-type="float" office:value="2.261629" calcext:value-type="float">
            <text:p>2.261629</text:p>
          </table:table-cell>
          <table:table-cell office:value-type="float" office:value="20.557022" calcext:value-type="float">
            <text:p>20.557022</text:p>
          </table:table-cell>
          <table:table-cell office:value-type="float" office:value="19.394682" calcext:value-type="float">
            <text:p>19.394682</text:p>
          </table:table-cell>
          <table:table-cell office:value-type="float" office:value="0.98383" calcext:value-type="float">
            <text:p>0.98383</text:p>
          </table:table-cell>
          <table:table-cell office:value-type="float" office:value="1.53377" calcext:value-type="float">
            <text:p>1.53377</text:p>
          </table:table-cell>
          <table:table-cell office:value-type="float" office:value="11.472925" calcext:value-type="float">
            <text:p>11.472925</text:p>
          </table:table-cell>
          <table:table-cell/>
          <table:table-cell office:value-type="float" office:value="0.156887" calcext:value-type="float">
            <text:p>0.156887</text:p>
          </table:table-cell>
          <table:table-cell office:value-type="float" office:value="1.70774065111609" calcext:value-type="float">
            <text:p>1.70774065111609</text:p>
          </table:table-cell>
          <table:table-cell office:value-type="float" office:value="0.0063357312341197" calcext:value-type="float">
            <text:p>0.00633573123411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18896104" calcext:value-type="float">
            <text:p>3918896104</text:p>
          </table:table-cell>
          <table:table-cell office:value-type="float" office:value="86435408628" calcext:value-type="float">
            <text:p>86435408628</text:p>
          </table:table-cell>
          <table:table-cell office:value-type="float" office:value="0.734192" calcext:value-type="float">
            <text:p>7.34E-01</text:p>
          </table:table-cell>
          <table:table-cell/>
          <table:table-cell office:value-type="float" office:value="56.406171" calcext:value-type="float">
            <text:p>56.406171</text:p>
          </table:table-cell>
          <table:table-cell office:value-type="float" office:value="2.211277" calcext:value-type="float">
            <text:p>2.211277</text:p>
          </table:table-cell>
          <table:table-cell office:value-type="float" office:value="20.510129" calcext:value-type="float">
            <text:p>20.510129</text:p>
          </table:table-cell>
          <table:table-cell office:value-type="float" office:value="19.183062" calcext:value-type="float">
            <text:p>19.183062</text:p>
          </table:table-cell>
          <table:table-cell office:value-type="float" office:value="0.922013" calcext:value-type="float">
            <text:p>0.922013</text:p>
          </table:table-cell>
          <table:table-cell office:value-type="float" office:value="1.476534" calcext:value-type="float">
            <text:p>1.476534</text:p>
          </table:table-cell>
          <table:table-cell office:value-type="float" office:value="11.149711" calcext:value-type="float">
            <text:p>11.149711</text:p>
          </table:table-cell>
          <table:table-cell/>
          <table:table-cell office:value-type="float" office:value="0.150165" calcext:value-type="float">
            <text:p>0.150165</text:p>
          </table:table-cell>
          <table:table-cell office:value-type="float" office:value="1.35166468469518" calcext:value-type="float">
            <text:p>1.35166468469518</text:p>
          </table:table-cell>
          <table:table-cell office:value-type="float" office:value="0.00636157580241804" calcext:value-type="float">
            <text:p>0.006361575802418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693188614" calcext:value-type="float">
            <text:p>3693188614</text:p>
          </table:table-cell>
          <table:table-cell office:value-type="float" office:value="77244469848" calcext:value-type="float">
            <text:p>77244469848</text:p>
          </table:table-cell>
          <table:table-cell office:value-type="float" office:value="0.723954" calcext:value-type="float">
            <text:p>7.24E-01</text:p>
          </table:table-cell>
          <table:table-cell/>
          <table:table-cell office:value-type="float" office:value="56.083554" calcext:value-type="float">
            <text:p>56.083554</text:p>
          </table:table-cell>
          <table:table-cell office:value-type="float" office:value="2.351185" calcext:value-type="float">
            <text:p>2.351185</text:p>
          </table:table-cell>
          <table:table-cell office:value-type="float" office:value="20.416199" calcext:value-type="float">
            <text:p>20.416199</text:p>
          </table:table-cell>
          <table:table-cell office:value-type="float" office:value="18.940821" calcext:value-type="float">
            <text:p>18.940821</text:p>
          </table:table-cell>
          <table:table-cell office:value-type="float" office:value="0.901134" calcext:value-type="float">
            <text:p>0.901134</text:p>
          </table:table-cell>
          <table:table-cell office:value-type="float" office:value="1.638907" calcext:value-type="float">
            <text:p>1.638907</text:p>
          </table:table-cell>
          <table:table-cell office:value-type="float" office:value="10.889662" calcext:value-type="float">
            <text:p>10.889662</text:p>
          </table:table-cell>
          <table:table-cell/>
          <table:table-cell office:value-type="float" office:value="0.161468" calcext:value-type="float">
            <text:p>0.161468</text:p>
          </table:table-cell>
          <table:table-cell office:value-type="float" office:value="1.34172186637267" calcext:value-type="float">
            <text:p>1.34172186637267</text:p>
          </table:table-cell>
          <table:table-cell office:value-type="float" office:value="0.00671788332577229" calcext:value-type="float">
            <text:p>0.006717883325772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05814173" calcext:value-type="float">
            <text:p>3505814173</text:p>
          </table:table-cell>
          <table:table-cell office:value-type="float" office:value="67993086312" calcext:value-type="float">
            <text:p>67993086312</text:p>
          </table:table-cell>
          <table:table-cell office:value-type="float" office:value="0.706017" calcext:value-type="float">
            <text:p>7.06E-01</text:p>
          </table:table-cell>
          <table:table-cell/>
          <table:table-cell office:value-type="float" office:value="56.096919" calcext:value-type="float">
            <text:p>56.096919</text:p>
          </table:table-cell>
          <table:table-cell office:value-type="float" office:value="2.516087" calcext:value-type="float">
            <text:p>2.516087</text:p>
          </table:table-cell>
          <table:table-cell office:value-type="float" office:value="20.230654" calcext:value-type="float">
            <text:p>20.230654</text:p>
          </table:table-cell>
          <table:table-cell office:value-type="float" office:value="17.84572" calcext:value-type="float">
            <text:p>17.84572</text:p>
          </table:table-cell>
          <table:table-cell office:value-type="float" office:value="1.321612" calcext:value-type="float">
            <text:p>1.321612</text:p>
          </table:table-cell>
          <table:table-cell office:value-type="float" office:value="2.035985" calcext:value-type="float">
            <text:p>2.035985</text:p>
          </table:table-cell>
          <table:table-cell office:value-type="float" office:value="11.022415" calcext:value-type="float">
            <text:p>11.022415</text:p>
          </table:table-cell>
          <table:table-cell/>
          <table:table-cell office:value-type="float" office:value="0.158448" calcext:value-type="float">
            <text:p>0.158448</text:p>
          </table:table-cell>
          <table:table-cell office:value-type="float" office:value="1.97209878766853" calcext:value-type="float">
            <text:p>1.97209878766853</text:p>
          </table:table-cell>
          <table:table-cell office:value-type="float" office:value="0.00593754632857061" calcext:value-type="float">
            <text:p>0.005937546328570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290265170" calcext:value-type="float">
            <text:p>3290265170</text:p>
          </table:table-cell>
          <table:table-cell office:value-type="float" office:value="58707063360" calcext:value-type="float">
            <text:p>58707063360</text:p>
          </table:table-cell>
          <table:table-cell office:value-type="float" office:value="0.691152" calcext:value-type="float">
            <text:p>6.91E-01</text:p>
          </table:table-cell>
          <table:table-cell/>
          <table:table-cell office:value-type="float" office:value="56.802956" calcext:value-type="float">
            <text:p>56.802956</text:p>
          </table:table-cell>
          <table:table-cell office:value-type="float" office:value="2.532386" calcext:value-type="float">
            <text:p>2.532386</text:p>
          </table:table-cell>
          <table:table-cell office:value-type="float" office:value="20.096955" calcext:value-type="float">
            <text:p>20.096955</text:p>
          </table:table-cell>
          <table:table-cell office:value-type="float" office:value="19.27526" calcext:value-type="float">
            <text:p>19.27526</text:p>
          </table:table-cell>
          <table:table-cell office:value-type="float" office:value="1.121441" calcext:value-type="float">
            <text:p>1.121441</text:p>
          </table:table-cell>
          <table:table-cell office:value-type="float" office:value="1.84727" calcext:value-type="float">
            <text:p>1.84727</text:p>
          </table:table-cell>
          <table:table-cell office:value-type="float" office:value="10.750652" calcext:value-type="float">
            <text:p>10.750652</text:p>
          </table:table-cell>
          <table:table-cell/>
          <table:table-cell office:value-type="float" office:value="0.180854" calcext:value-type="float">
            <text:p>0.180854</text:p>
          </table:table-cell>
          <table:table-cell office:value-type="float" office:value="1.60888669764464" calcext:value-type="float">
            <text:p>1.60888669764464</text:p>
          </table:table-cell>
          <table:table-cell office:value-type="float" office:value="0.00645734087694623" calcext:value-type="float">
            <text:p>0.00645734087694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34942144" calcext:value-type="float">
            <text:p>3134942144</text:p>
          </table:table-cell>
          <table:table-cell office:value-type="float" office:value="52516815912" calcext:value-type="float">
            <text:p>52516815912</text:p>
          </table:table-cell>
          <table:table-cell office:value-type="float" office:value="0.677493" calcext:value-type="float">
            <text:p>6.77E-01</text:p>
          </table:table-cell>
          <table:table-cell/>
          <table:table-cell office:value-type="float" office:value="50.032264" calcext:value-type="float">
            <text:p>50.032264</text:p>
          </table:table-cell>
          <table:table-cell office:value-type="float" office:value="1.758621" calcext:value-type="float">
            <text:p>1.758621</text:p>
          </table:table-cell>
          <table:table-cell office:value-type="float" office:value="20.003729" calcext:value-type="float">
            <text:p>20.003729</text:p>
          </table:table-cell>
          <table:table-cell office:value-type="float" office:value="14.42949" calcext:value-type="float">
            <text:p>14.42949</text:p>
          </table:table-cell>
          <table:table-cell office:value-type="float" office:value="0.912733" calcext:value-type="float">
            <text:p>0.912733</text:p>
          </table:table-cell>
          <table:table-cell office:value-type="float" office:value="1.361981" calcext:value-type="float">
            <text:p>1.361981</text:p>
          </table:table-cell>
          <table:table-cell office:value-type="float" office:value="10.412707" calcext:value-type="float">
            <text:p>10.412707</text:p>
          </table:table-cell>
          <table:table-cell/>
          <table:table-cell office:value-type="float" office:value="0.052417" calcext:value-type="float">
            <text:p>0.052417</text:p>
          </table:table-cell>
          <table:table-cell office:value-type="float" office:value="0.855805511961562" calcext:value-type="float">
            <text:p>0.855805511961562</text:p>
          </table:table-cell>
          <table:table-cell office:value-type="float" office:value="0.00555101422158741" calcext:value-type="float">
            <text:p>0.005551014221587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939757018" calcext:value-type="float">
            <text:p>2939757018</text:p>
          </table:table-cell>
          <table:table-cell office:value-type="float" office:value="46445980032" calcext:value-type="float">
            <text:p>46445980032</text:p>
          </table:table-cell>
          <table:table-cell office:value-type="float" office:value="0.663446" calcext:value-type="float">
            <text:p>6.63E-01</text:p>
          </table:table-cell>
          <table:table-cell/>
          <table:table-cell office:value-type="float" office:value="49.589388" calcext:value-type="float">
            <text:p>49.589388</text:p>
          </table:table-cell>
          <table:table-cell office:value-type="float" office:value="1.736043" calcext:value-type="float">
            <text:p>1.736043</text:p>
          </table:table-cell>
          <table:table-cell office:value-type="float" office:value="19.816583" calcext:value-type="float">
            <text:p>19.816583</text:p>
          </table:table-cell>
          <table:table-cell office:value-type="float" office:value="14.402452" calcext:value-type="float">
            <text:p>14.402452</text:p>
          </table:table-cell>
          <table:table-cell office:value-type="float" office:value="0.862894" calcext:value-type="float">
            <text:p>0.862894</text:p>
          </table:table-cell>
          <table:table-cell office:value-type="float" office:value="1.320735" calcext:value-type="float">
            <text:p>1.320735</text:p>
          </table:table-cell>
          <table:table-cell office:value-type="float" office:value="10.28529" calcext:value-type="float">
            <text:p>10.28529</text:p>
          </table:table-cell>
          <table:table-cell/>
          <table:table-cell office:value-type="float" office:value="0.049803" calcext:value-type="float">
            <text:p>0.049803</text:p>
          </table:table-cell>
          <table:table-cell office:value-type="float" office:value="0.753097783598329" calcext:value-type="float">
            <text:p>0.753097783598329</text:p>
          </table:table-cell>
          <table:table-cell office:value-type="float" office:value="0.00581012935487799" calcext:value-type="float">
            <text:p>0.005810129354877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13256716" calcext:value-type="float">
            <text:p>2713256716</text:p>
          </table:table-cell>
          <table:table-cell office:value-type="float" office:value="40404177576" calcext:value-type="float">
            <text:p>40404177576</text:p>
          </table:table-cell>
          <table:table-cell office:value-type="float" office:value="0.655391" calcext:value-type="float">
            <text:p>6.55E-01</text:p>
          </table:table-cell>
          <table:table-cell/>
          <table:table-cell office:value-type="float" office:value="52.426872" calcext:value-type="float">
            <text:p>52.426872</text:p>
          </table:table-cell>
          <table:table-cell office:value-type="float" office:value="2.062755" calcext:value-type="float">
            <text:p>2.062755</text:p>
          </table:table-cell>
          <table:table-cell office:value-type="float" office:value="19.701225" calcext:value-type="float">
            <text:p>19.701225</text:p>
          </table:table-cell>
          <table:table-cell office:value-type="float" office:value="16.435679" calcext:value-type="float">
            <text:p>16.435679</text:p>
          </table:table-cell>
          <table:table-cell office:value-type="float" office:value="1.150726" calcext:value-type="float">
            <text:p>1.150726</text:p>
          </table:table-cell>
          <table:table-cell office:value-type="float" office:value="1.784748" calcext:value-type="float">
            <text:p>1.784748</text:p>
          </table:table-cell>
          <table:table-cell office:value-type="float" office:value="10.247557" calcext:value-type="float">
            <text:p>10.247557</text:p>
          </table:table-cell>
          <table:table-cell/>
          <table:table-cell office:value-type="float" office:value="0.11795" calcext:value-type="float">
            <text:p>0.11795</text:p>
          </table:table-cell>
          <table:table-cell office:value-type="float" office:value="1.15696466936798" calcext:value-type="float">
            <text:p>1.15696466936798</text:p>
          </table:table-cell>
          <table:table-cell office:value-type="float" office:value="0.00731598863617468" calcext:value-type="float">
            <text:p>0.007315988636174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95870819" calcext:value-type="float">
            <text:p>2495870819</text:p>
          </table:table-cell>
          <table:table-cell office:value-type="float" office:value="34395696144" calcext:value-type="float">
            <text:p>34395696144</text:p>
          </table:table-cell>
          <table:table-cell office:value-type="float" office:value="0.639763" calcext:value-type="float">
            <text:p>6.40E-01</text:p>
          </table:table-cell>
          <table:table-cell/>
          <table:table-cell office:value-type="float" office:value="49.816714" calcext:value-type="float">
            <text:p>49.816714</text:p>
          </table:table-cell>
          <table:table-cell office:value-type="float" office:value="1.917755" calcext:value-type="float">
            <text:p>1.917755</text:p>
          </table:table-cell>
          <table:table-cell office:value-type="float" office:value="19.592077" calcext:value-type="float">
            <text:p>19.592077</text:p>
          </table:table-cell>
          <table:table-cell office:value-type="float" office:value="13.998599" calcext:value-type="float">
            <text:p>13.998599</text:p>
          </table:table-cell>
          <table:table-cell office:value-type="float" office:value="1.23322" calcext:value-type="float">
            <text:p>1.23322</text:p>
          </table:table-cell>
          <table:table-cell office:value-type="float" office:value="1.85264" calcext:value-type="float">
            <text:p>1.85264</text:p>
          </table:table-cell>
          <table:table-cell office:value-type="float" office:value="10.043556" calcext:value-type="float">
            <text:p>10.043556</text:p>
          </table:table-cell>
          <table:table-cell/>
          <table:table-cell office:value-type="float" office:value="0.073597" calcext:value-type="float">
            <text:p>0.073597</text:p>
          </table:table-cell>
          <table:table-cell office:value-type="float" office:value="0.895883292886819" calcext:value-type="float">
            <text:p>0.895883292886819</text:p>
          </table:table-cell>
          <table:table-cell office:value-type="float" office:value="0.0073859263942915" calcext:value-type="float">
            <text:p>0.0073859263942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08365303" calcext:value-type="float">
            <text:p>2308365303</text:p>
          </table:table-cell>
          <table:table-cell office:value-type="float" office:value="28359204840" calcext:value-type="float">
            <text:p>28359204840</text:p>
          </table:table-cell>
          <table:table-cell office:value-type="float" office:value="0.611311" calcext:value-type="float">
            <text:p>6.11E-01</text:p>
          </table:table-cell>
          <table:table-cell/>
          <table:table-cell office:value-type="float" office:value="49.703063" calcext:value-type="float">
            <text:p>49.703063</text:p>
          </table:table-cell>
          <table:table-cell office:value-type="float" office:value="2.101518" calcext:value-type="float">
            <text:p>2.101518</text:p>
          </table:table-cell>
          <table:table-cell office:value-type="float" office:value="19.429825" calcext:value-type="float">
            <text:p>19.429825</text:p>
          </table:table-cell>
          <table:table-cell office:value-type="float" office:value="14.003242" calcext:value-type="float">
            <text:p>14.003242</text:p>
          </table:table-cell>
          <table:table-cell office:value-type="float" office:value="1.377479" calcext:value-type="float">
            <text:p>1.377479</text:p>
          </table:table-cell>
          <table:table-cell office:value-type="float" office:value="2.097662" calcext:value-type="float">
            <text:p>2.097662</text:p>
          </table:table-cell>
          <table:table-cell office:value-type="float" office:value="9.848847" calcext:value-type="float">
            <text:p>9.848847</text:p>
          </table:table-cell>
          <table:table-cell/>
          <table:table-cell office:value-type="float" office:value="0.096512" calcext:value-type="float">
            <text:p>0.096512</text:p>
          </table:table-cell>
          <table:table-cell office:value-type="float" office:value="1.13681691973021" calcext:value-type="float">
            <text:p>1.13681691973021</text:p>
          </table:table-cell>
          <table:table-cell office:value-type="float" office:value="0.00720729798854262" calcext:value-type="float">
            <text:p>0.007207297988542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34086466" calcext:value-type="float">
            <text:p>2034086466</text:p>
          </table:table-cell>
          <table:table-cell office:value-type="float" office:value="22450624128" calcext:value-type="float">
            <text:p>22450624128</text:p>
          </table:table-cell>
          <table:table-cell office:value-type="float" office:value="0.586829" calcext:value-type="float">
            <text:p>5.87E-01</text:p>
          </table:table-cell>
          <table:table-cell/>
          <table:table-cell office:value-type="float" office:value="49.121928" calcext:value-type="float">
            <text:p>49.121928</text:p>
          </table:table-cell>
          <table:table-cell office:value-type="float" office:value="2.18097" calcext:value-type="float">
            <text:p>2.18097</text:p>
          </table:table-cell>
          <table:table-cell office:value-type="float" office:value="19.287213" calcext:value-type="float">
            <text:p>19.287213</text:p>
          </table:table-cell>
          <table:table-cell office:value-type="float" office:value="13.828973" calcext:value-type="float">
            <text:p>13.828973</text:p>
          </table:table-cell>
          <table:table-cell office:value-type="float" office:value="1.27917" calcext:value-type="float">
            <text:p>1.27917</text:p>
          </table:table-cell>
          <table:table-cell office:value-type="float" office:value="1.99332" calcext:value-type="float">
            <text:p>1.99332</text:p>
          </table:table-cell>
          <table:table-cell office:value-type="float" office:value="9.407296" calcext:value-type="float">
            <text:p>9.407296</text:p>
          </table:table-cell>
          <table:table-cell/>
          <table:table-cell office:value-type="float" office:value="0.088885" calcext:value-type="float">
            <text:p>0.088885</text:p>
          </table:table-cell>
          <table:table-cell office:value-type="float" office:value="0.913363968377928" calcext:value-type="float">
            <text:p>0.913363968377928</text:p>
          </table:table-cell>
          <table:table-cell office:value-type="float" office:value="0.00991272290387882" calcext:value-type="float">
            <text:p>0.009912722903878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10665603" calcext:value-type="float">
            <text:p>1710665603</text:p>
          </table:table-cell>
          <table:table-cell office:value-type="float" office:value="16599648816" calcext:value-type="float">
            <text:p>16599648816</text:p>
          </table:table-cell>
          <table:table-cell office:value-type="float" office:value="0.551867" calcext:value-type="float">
            <text:p>5.52E-01</text:p>
          </table:table-cell>
          <table:table-cell/>
          <table:table-cell office:value-type="float" office:value="48.650689" calcext:value-type="float">
            <text:p>48.650689</text:p>
          </table:table-cell>
          <table:table-cell office:value-type="float" office:value="2.142734" calcext:value-type="float">
            <text:p>2.142734</text:p>
          </table:table-cell>
          <table:table-cell office:value-type="float" office:value="18.986591" calcext:value-type="float">
            <text:p>18.986591</text:p>
          </table:table-cell>
          <table:table-cell office:value-type="float" office:value="13.099544" calcext:value-type="float">
            <text:p>13.099544</text:p>
          </table:table-cell>
          <table:table-cell office:value-type="float" office:value="1.541552" calcext:value-type="float">
            <text:p>1.541552</text:p>
          </table:table-cell>
          <table:table-cell office:value-type="float" office:value="2.380747" calcext:value-type="float">
            <text:p>2.380747</text:p>
          </table:table-cell>
          <table:table-cell office:value-type="float" office:value="9.146506" calcext:value-type="float">
            <text:p>9.146506</text:p>
          </table:table-cell>
          <table:table-cell/>
          <table:table-cell office:value-type="float" office:value="0.075408" calcext:value-type="float">
            <text:p>0.075408</text:p>
          </table:table-cell>
          <table:table-cell office:value-type="float" office:value="0.72166007532318" calcext:value-type="float">
            <text:p>0.72166007532318</text:p>
          </table:table-cell>
          <table:table-cell office:value-type="float" office:value="0.00943047324285032" calcext:value-type="float">
            <text:p>0.00943047324285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71894764" calcext:value-type="float">
            <text:p>1371894764</text:p>
          </table:table-cell>
          <table:table-cell office:value-type="float" office:value="10860529104" calcext:value-type="float">
            <text:p>10860529104</text:p>
          </table:table-cell>
          <table:table-cell office:value-type="float" office:value="0.521912" calcext:value-type="float">
            <text:p>5.22E-01</text:p>
          </table:table-cell>
          <table:table-cell/>
          <table:table-cell office:value-type="float" office:value="49.048133" calcext:value-type="float">
            <text:p>49.048133</text:p>
          </table:table-cell>
          <table:table-cell office:value-type="float" office:value="2.543383" calcext:value-type="float">
            <text:p>2.543383</text:p>
          </table:table-cell>
          <table:table-cell office:value-type="float" office:value="18.634388" calcext:value-type="float">
            <text:p>18.634388</text:p>
          </table:table-cell>
          <table:table-cell office:value-type="float" office:value="13.742308" calcext:value-type="float">
            <text:p>13.742308</text:p>
          </table:table-cell>
          <table:table-cell office:value-type="float" office:value="1.556245" calcext:value-type="float">
            <text:p>1.556245</text:p>
          </table:table-cell>
          <table:table-cell office:value-type="float" office:value="2.403447" calcext:value-type="float">
            <text:p>2.403447</text:p>
          </table:table-cell>
          <table:table-cell office:value-type="float" office:value="8.601964" calcext:value-type="float">
            <text:p>8.601964</text:p>
          </table:table-cell>
          <table:table-cell/>
          <table:table-cell office:value-type="float" office:value="0.090286" calcext:value-type="float">
            <text:p>0.090286</text:p>
          </table:table-cell>
          <table:table-cell office:value-type="float" office:value="0.757207430642086" calcext:value-type="float">
            <text:p>0.757207430642086</text:p>
          </table:table-cell>
          <table:table-cell office:value-type="float" office:value="0.0155507517527665" calcext:value-type="float">
            <text:p>0.01555075175276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113756" calcext:value-type="float">
            <text:p>828113756</text:p>
          </table:table-cell>
          <table:table-cell office:value-type="float" office:value="5255956296" calcext:value-type="float">
            <text:p>5255956296</text:p>
          </table:table-cell>
          <table:table-cell office:value-type="float" office:value="0.475919" calcext:value-type="float">
            <text:p>4.76E-01</text:p>
          </table:table-cell>
          <table:table-cell/>
          <table:table-cell office:value-type="float" office:value="45.002047" calcext:value-type="float">
            <text:p>45.002047</text:p>
          </table:table-cell>
          <table:table-cell office:value-type="float" office:value="2.599208" calcext:value-type="float">
            <text:p>2.599208</text:p>
          </table:table-cell>
          <table:table-cell office:value-type="float" office:value="17.84301" calcext:value-type="float">
            <text:p>17.84301</text:p>
          </table:table-cell>
          <table:table-cell office:value-type="float" office:value="12.319476" calcext:value-type="float">
            <text:p>12.319476</text:p>
          </table:table-cell>
          <table:table-cell office:value-type="float" office:value="2.670992" calcext:value-type="float">
            <text:p>2.670992</text:p>
          </table:table-cell>
          <table:table-cell office:value-type="float" office:value="2.996774" calcext:value-type="float">
            <text:p>2.996774</text:p>
          </table:table-cell>
          <table:table-cell office:value-type="float" office:value="5.462893" calcext:value-type="float">
            <text:p>5.462893</text:p>
          </table:table-cell>
          <table:table-cell/>
          <table:table-cell office:value-type="float" office:value="0.095581" calcext:value-type="float">
            <text:p>0.095581</text:p>
          </table:table-cell>
          <table:table-cell office:value-type="float" office:value="0.437426392634434" calcext:value-type="float">
            <text:p>0.437426392634434</text:p>
          </table:table-cell>
          <table:table-cell office:value-type="float" office:value="0.00613422908872681" calcext:value-type="float">
            <text:p>0.006134229088726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3732896" calcext:value-type="float">
            <text:p>473732896</text:p>
          </table:table-cell>
          <table:table-cell office:value-type="float" office:value="2594276316" calcext:value-type="float">
            <text:p>2594276316</text:p>
          </table:table-cell>
          <table:table-cell office:value-type="float" office:value="0.426541" calcext:value-type="float">
            <text:p>4.27E-01</text:p>
          </table:table-cell>
          <table:table-cell/>
          <table:table-cell office:value-type="float" office:value="43.185284" calcext:value-type="float">
            <text:p>43.185284</text:p>
          </table:table-cell>
          <table:table-cell office:value-type="float" office:value="2.885831" calcext:value-type="float">
            <text:p>2.885831</text:p>
          </table:table-cell>
          <table:table-cell office:value-type="float" office:value="17.526419" calcext:value-type="float">
            <text:p>17.526419</text:p>
          </table:table-cell>
          <table:table-cell office:value-type="float" office:value="11.932335" calcext:value-type="float">
            <text:p>11.932335</text:p>
          </table:table-cell>
          <table:table-cell office:value-type="float" office:value="2.79601" calcext:value-type="float">
            <text:p>2.79601</text:p>
          </table:table-cell>
          <table:table-cell office:value-type="float" office:value="3.355596" calcext:value-type="float">
            <text:p>3.355596</text:p>
          </table:table-cell>
          <table:table-cell office:value-type="float" office:value="3.070062" calcext:value-type="float">
            <text:p>3.070062</text:p>
          </table:table-cell>
          <table:table-cell/>
          <table:table-cell office:value-type="float" office:value="0.097335" calcext:value-type="float">
            <text:p>0.097335</text:p>
          </table:table-cell>
          <table:table-cell office:value-type="float" office:value="0.557047875088712" calcext:value-type="float">
            <text:p>0.557047875088712</text:p>
          </table:table-cell>
          <table:table-cell office:value-type="float" office:value="0.00192922240747157" calcext:value-type="float">
            <text:p>0.001929222407471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3732896" calcext:value-type="float">
            <text:p>473732896</text:p>
          </table:table-cell>
          <table:table-cell office:value-type="float" office:value="2594276316" calcext:value-type="float">
            <text:p>2594276316</text:p>
          </table:table-cell>
          <table:table-cell office:value-type="float" office:value="0.426541" calcext:value-type="float">
            <text:p>4.27E-01</text:p>
          </table:table-cell>
          <table:table-cell/>
          <table:table-cell office:value-type="float" office:value="43.185284" calcext:value-type="float">
            <text:p>43.185284</text:p>
          </table:table-cell>
          <table:table-cell office:value-type="float" office:value="2.885831" calcext:value-type="float">
            <text:p>2.885831</text:p>
          </table:table-cell>
          <table:table-cell office:value-type="float" office:value="17.526419" calcext:value-type="float">
            <text:p>17.526419</text:p>
          </table:table-cell>
          <table:table-cell office:value-type="float" office:value="11.932335" calcext:value-type="float">
            <text:p>11.932335</text:p>
          </table:table-cell>
          <table:table-cell office:value-type="float" office:value="2.79601" calcext:value-type="float">
            <text:p>2.79601</text:p>
          </table:table-cell>
          <table:table-cell office:value-type="float" office:value="3.355596" calcext:value-type="float">
            <text:p>3.355596</text:p>
          </table:table-cell>
          <table:table-cell office:value-type="float" office:value="3.070062" calcext:value-type="float">
            <text:p>3.070062</text:p>
          </table:table-cell>
          <table:table-cell/>
          <table:table-cell office:value-type="float" office:value="0.097335" calcext:value-type="float">
            <text:p>0.097335</text:p>
          </table:table-cell>
          <table:table-cell office:value-type="float" office:value="0.557047875088712" calcext:value-type="float">
            <text:p>0.557047875088712</text:p>
          </table:table-cell>
          <table:table-cell office:value-type="float" office:value="0.00192922240747157" calcext:value-type="float">
            <text:p>0.001929222407471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3732896" calcext:value-type="float">
            <text:p>473732896</text:p>
          </table:table-cell>
          <table:table-cell office:value-type="float" office:value="2594276316" calcext:value-type="float">
            <text:p>2594276316</text:p>
          </table:table-cell>
          <table:table-cell office:value-type="float" office:value="0.426541" calcext:value-type="float">
            <text:p>4.27E-01</text:p>
          </table:table-cell>
          <table:table-cell/>
          <table:table-cell office:value-type="float" office:value="43.185284" calcext:value-type="float">
            <text:p>43.185284</text:p>
          </table:table-cell>
          <table:table-cell office:value-type="float" office:value="2.885831" calcext:value-type="float">
            <text:p>2.885831</text:p>
          </table:table-cell>
          <table:table-cell office:value-type="float" office:value="17.526419" calcext:value-type="float">
            <text:p>17.526419</text:p>
          </table:table-cell>
          <table:table-cell office:value-type="float" office:value="11.932335" calcext:value-type="float">
            <text:p>11.932335</text:p>
          </table:table-cell>
          <table:table-cell office:value-type="float" office:value="2.79601" calcext:value-type="float">
            <text:p>2.79601</text:p>
          </table:table-cell>
          <table:table-cell office:value-type="float" office:value="3.355596" calcext:value-type="float">
            <text:p>3.355596</text:p>
          </table:table-cell>
          <table:table-cell office:value-type="float" office:value="3.070062" calcext:value-type="float">
            <text:p>3.070062</text:p>
          </table:table-cell>
          <table:table-cell/>
          <table:table-cell office:value-type="float" office:value="0.097335" calcext:value-type="float">
            <text:p>0.097335</text:p>
          </table:table-cell>
          <table:table-cell office:value-type="float" office:value="0.557047875088712" calcext:value-type="float">
            <text:p>0.557047875088712</text:p>
          </table:table-cell>
          <table:table-cell office:value-type="float" office:value="0.00192922240747157" calcext:value-type="float">
            <text:p>0.001929222407471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3732896" calcext:value-type="float">
            <text:p>473732896</text:p>
          </table:table-cell>
          <table:table-cell office:value-type="float" office:value="2594276316" calcext:value-type="float">
            <text:p>2594276316</text:p>
          </table:table-cell>
          <table:table-cell office:value-type="float" office:value="0.426541" calcext:value-type="float">
            <text:p>4.27E-01</text:p>
          </table:table-cell>
          <table:table-cell/>
          <table:table-cell office:value-type="float" office:value="43.185284" calcext:value-type="float">
            <text:p>43.185284</text:p>
          </table:table-cell>
          <table:table-cell office:value-type="float" office:value="2.885831" calcext:value-type="float">
            <text:p>2.885831</text:p>
          </table:table-cell>
          <table:table-cell office:value-type="float" office:value="17.526419" calcext:value-type="float">
            <text:p>17.526419</text:p>
          </table:table-cell>
          <table:table-cell office:value-type="float" office:value="11.932335" calcext:value-type="float">
            <text:p>11.932335</text:p>
          </table:table-cell>
          <table:table-cell office:value-type="float" office:value="2.79601" calcext:value-type="float">
            <text:p>2.79601</text:p>
          </table:table-cell>
          <table:table-cell office:value-type="float" office:value="3.355596" calcext:value-type="float">
            <text:p>3.355596</text:p>
          </table:table-cell>
          <table:table-cell office:value-type="float" office:value="3.070062" calcext:value-type="float">
            <text:p>3.070062</text:p>
          </table:table-cell>
          <table:table-cell/>
          <table:table-cell office:value-type="float" office:value="0.097335" calcext:value-type="float">
            <text:p>0.097335</text:p>
          </table:table-cell>
          <table:table-cell office:value-type="float" office:value="0.557047875088712" calcext:value-type="float">
            <text:p>0.557047875088712</text:p>
          </table:table-cell>
          <table:table-cell table:style-name="ce1" office:value-type="float" office:value="0.00192922240747157" calcext:value-type="float">
            <text:p>1.93E-03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512" calcext:value-type="float">
            <text:p>1512</text:p>
          </table:table-cell>
          <table:table-cell/>
          <table:table-cell table:formula="of:=[.I25]" office:value-type="float" office:value="41.790066" calcext:value-type="float">
            <text:p>41.790066</text:p>
          </table:table-cell>
          <table:table-cell/>
          <table:table-cell table:formula="of:=[.A52]/[.A$71]" office:value-type="float" office:value="42" calcext:value-type="float">
            <text:p>42</text:p>
          </table:table-cell>
          <table:table-cell table:formula="of:=[.E6]/[.E$25]" office:value-type="float" office:value="8.09753257648369" calcext:value-type="float">
            <text:p>8.09753257648369</text:p>
          </table:table-cell>
          <table:table-cell table:style-name="Default" table:formula="of:=[.F6]/[.F$25]" office:value-type="float" office:value="51.3289990869629" calcext:value-type="float">
            <text:p>51.3289990869629</text:p>
          </table:table-cell>
          <table:table-cell/>
          <table:table-cell table:formula="of:=[.F29]/[.F$48]" office:value-type="float" office:value="44.0982667291174" calcext:value-type="float">
            <text:p>44.0982667291174</text:p>
          </table:table-cell>
          <table:table-cell/>
          <table:table-cell table:formula="of:=SUM([.J6:.O6])" office:value-type="float" office:value="57.017371" calcext:value-type="float">
            <text:p>57.017371</text:p>
          </table:table-cell>
          <table:table-cell/>
          <table:table-cell table:formula="of:=[.J6] / [.$K52]" office:value-type="float" office:value="0.0451536427381052" calcext:value-type="float">
            <text:p>0.0451536427381052</text:p>
          </table:table-cell>
          <table:table-cell table:formula="of:=[.K6] / [.$K52]" office:value-type="float" office:value="0.35886463442869" calcext:value-type="float">
            <text:p>0.35886463442869</text:p>
          </table:table-cell>
          <table:table-cell table:formula="of:=[.L6] / [.$K52]" office:value-type="float" office:value="0.339636161056952" calcext:value-type="float">
            <text:p>0.339636161056952</text:p>
          </table:table-cell>
          <table:table-cell table:formula="of:=[.M6] / [.$K52]" office:value-type="float" office:value="0.0207552887698032" calcext:value-type="float">
            <text:p>0.0207552887698032</text:p>
          </table:table-cell>
          <table:table-cell table:formula="of:=[.N6] / [.$K52]" office:value-type="float" office:value="0.0305281525519653" calcext:value-type="float">
            <text:p>0.0305281525519653</text:p>
          </table:table-cell>
          <table:table-cell table:formula="of:=[.O6] / [.$K52]" office:value-type="float" office:value="0.205062120454484" calcext:value-type="float">
            <text:p>0.205062120454484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9 iterations, starting with 1 graphs having 17 nodes" calcext:value-type="string">
            <text:p>for 9 iterations, starting with 1 graphs having 17 nodes</text:p>
          </table:table-cell>
        </table:table-row>
        <table:table-row table:style-name="ro1">
          <table:table-cell table:formula="of:=[.A7]*[.B7]*[.C7]" office:value-type="float" office:value="1476" calcext:value-type="float">
            <text:p>1476</text:p>
          </table:table-cell>
          <table:table-cell/>
          <table:table-cell table:formula="of:=[.C52]" office:value-type="float" office:value="41.790066" calcext:value-type="float">
            <text:p>41.790066</text:p>
          </table:table-cell>
          <table:table-cell/>
          <table:table-cell table:formula="of:=[.A53]/[.A$71]" office:value-type="float" office:value="41" calcext:value-type="float">
            <text:p>41</text:p>
          </table:table-cell>
          <table:table-cell table:formula="of:=[.E7]/[.E$25]" office:value-type="float" office:value="8.05181466353391" calcext:value-type="float">
            <text:p>8.05181466353391</text:p>
          </table:table-cell>
          <table:table-cell table:style-name="Default" table:formula="of:=[.F7]/[.F$25]" office:value-type="float" office:value="50.0266433074696" calcext:value-type="float">
            <text:p>50.0266433074696</text:p>
          </table:table-cell>
          <table:table-cell/>
          <table:table-cell table:formula="of:=[.F30]/[.F$48]" office:value-type="float" office:value="40.4952451410346" calcext:value-type="float">
            <text:p>40.4952451410346</text:p>
          </table:table-cell>
          <table:table-cell/>
          <table:table-cell table:formula="of:=SUM([.J7:.O7])" office:value-type="float" office:value="55.682934" calcext:value-type="float">
            <text:p>55.682934</text:p>
          </table:table-cell>
          <table:table-cell/>
          <table:table-cell table:formula="of:=[.J7] / [.$K53]" office:value-type="float" office:value="0.0448693310593152" calcext:value-type="float">
            <text:p>0.0448693310593152</text:p>
          </table:table-cell>
          <table:table-cell table:formula="of:=[.K7] / [.$K53]" office:value-type="float" office:value="0.365088861876423" calcext:value-type="float">
            <text:p>0.365088861876423</text:p>
          </table:table-cell>
          <table:table-cell table:formula="of:=[.L7] / [.$K53]" office:value-type="float" office:value="0.338689821912042" calcext:value-type="float">
            <text:p>0.338689821912042</text:p>
          </table:table-cell>
          <table:table-cell table:formula="of:=[.M7] / [.$K53]" office:value-type="float" office:value="0.0180713537831897" calcext:value-type="float">
            <text:p>0.0180713537831897</text:p>
          </table:table-cell>
          <table:table-cell table:formula="of:=[.N7] / [.$K53]" office:value-type="float" office:value="0.0270032286732592" calcext:value-type="float">
            <text:p>0.0270032286732592</text:p>
          </table:table-cell>
          <table:table-cell table:formula="of:=[.O7] / [.$K53]" office:value-type="float" office:value="0.20627740269577" calcext:value-type="float">
            <text:p>0.20627740269577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368" calcext:value-type="float">
            <text:p>1368</text:p>
          </table:table-cell>
          <table:table-cell/>
          <table:table-cell table:formula="of:=[.C53]" office:value-type="float" office:value="41.790066" calcext:value-type="float">
            <text:p>41.790066</text:p>
          </table:table-cell>
          <table:table-cell/>
          <table:table-cell table:formula="of:=[.A54]/[.A$71]" office:value-type="float" office:value="38" calcext:value-type="float">
            <text:p>38</text:p>
          </table:table-cell>
          <table:table-cell table:formula="of:=[.E8]/[.E$25]" office:value-type="float" office:value="7.87101389172837" calcext:value-type="float">
            <text:p>7.87101389172837</text:p>
          </table:table-cell>
          <table:table-cell table:style-name="Default" table:formula="of:=[.F8]/[.F$25]" office:value-type="float" office:value="46.1743319930269" calcext:value-type="float">
            <text:p>46.1743319930269</text:p>
          </table:table-cell>
          <table:table-cell/>
          <table:table-cell table:formula="of:=[.F31]/[.F$48]" office:value-type="float" office:value="36.9043422990568" calcext:value-type="float">
            <text:p>36.9043422990568</text:p>
          </table:table-cell>
          <table:table-cell/>
          <table:table-cell table:formula="of:=SUM([.J8:.O8])" office:value-type="float" office:value="56.154217" calcext:value-type="float">
            <text:p>56.154217</text:p>
          </table:table-cell>
          <table:table-cell/>
          <table:table-cell table:formula="of:=[.J8] / [.$K54]" office:value-type="float" office:value="0.0461745019078442" calcext:value-type="float">
            <text:p>0.0461745019078442</text:p>
          </table:table-cell>
          <table:table-cell table:formula="of:=[.K8] / [.$K54]" office:value-type="float" office:value="0.359946431093501" calcext:value-type="float">
            <text:p>0.359946431093501</text:p>
          </table:table-cell>
          <table:table-cell table:formula="of:=[.L8] / [.$K54]" office:value-type="float" office:value="0.337699802670207" calcext:value-type="float">
            <text:p>0.337699802670207</text:p>
          </table:table-cell>
          <table:table-cell table:formula="of:=[.M8] / [.$K54]" office:value-type="float" office:value="0.0226762310656028" calcext:value-type="float">
            <text:p>0.0226762310656028</text:p>
          </table:table-cell>
          <table:table-cell table:formula="of:=[.N8] / [.$K54]" office:value-type="float" office:value="0.0331515084610654" calcext:value-type="float">
            <text:p>0.0331515084610654</text:p>
          </table:table-cell>
          <table:table-cell table:formula="of:=[.O8] / [.$K54]" office:value-type="float" office:value="0.200351524801779" calcext:value-type="float">
            <text:p>0.200351524801779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260" calcext:value-type="float">
            <text:p>1260</text:p>
          </table:table-cell>
          <table:table-cell/>
          <table:table-cell table:formula="of:=[.C54]" office:value-type="float" office:value="41.790066" calcext:value-type="float">
            <text:p>41.790066</text:p>
          </table:table-cell>
          <table:table-cell/>
          <table:table-cell table:formula="of:=[.A55]/[.A$71]" office:value-type="float" office:value="35" calcext:value-type="float">
            <text:p>35</text:p>
          </table:table-cell>
          <table:table-cell table:formula="of:=[.E9]/[.E$25]" office:value-type="float" office:value="7.64374475438795" calcext:value-type="float">
            <text:p>7.64374475438795</text:p>
          </table:table-cell>
          <table:table-cell table:style-name="Default" table:formula="of:=[.F9]/[.F$25]" office:value-type="float" office:value="42.3951259127159" calcext:value-type="float">
            <text:p>42.3951259127159</text:p>
          </table:table-cell>
          <table:table-cell/>
          <table:table-cell table:formula="of:=[.F32]/[.F$48]" office:value-type="float" office:value="33.3177341576594" calcext:value-type="float">
            <text:p>33.3177341576594</text:p>
          </table:table-cell>
          <table:table-cell/>
          <table:table-cell table:formula="of:=SUM([.J9:.O9])" office:value-type="float" office:value="57.608475" calcext:value-type="float">
            <text:p>57.608475</text:p>
          </table:table-cell>
          <table:table-cell/>
          <table:table-cell table:formula="of:=[.J9] / [.$K55]" office:value-type="float" office:value="0.0542596900890017" calcext:value-type="float">
            <text:p>0.0542596900890017</text:p>
          </table:table-cell>
          <table:table-cell table:formula="of:=[.K9] / [.$K55]" office:value-type="float" office:value="0.351562647683349" calcext:value-type="float">
            <text:p>0.351562647683349</text:p>
          </table:table-cell>
          <table:table-cell table:formula="of:=[.L9] / [.$K55]" office:value-type="float" office:value="0.329740979951301" calcext:value-type="float">
            <text:p>0.329740979951301</text:p>
          </table:table-cell>
          <table:table-cell table:formula="of:=[.M9] / [.$K55]" office:value-type="float" office:value="0.0305326950591905" calcext:value-type="float">
            <text:p>0.0305326950591905</text:p>
          </table:table-cell>
          <table:table-cell table:formula="of:=[.N9] / [.$K55]" office:value-type="float" office:value="0.0420185571654171" calcext:value-type="float">
            <text:p>0.0420185571654171</text:p>
          </table:table-cell>
          <table:table-cell table:formula="of:=[.O9] / [.$K55]" office:value-type="float" office:value="0.191885430051742" calcext:value-type="float">
            <text:p>0.191885430051742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152" calcext:value-type="float">
            <text:p>1152</text:p>
          </table:table-cell>
          <table:table-cell/>
          <table:table-cell table:formula="of:=[.C55]" office:value-type="float" office:value="41.790066" calcext:value-type="float">
            <text:p>41.790066</text:p>
          </table:table-cell>
          <table:table-cell/>
          <table:table-cell table:formula="of:=[.A56]/[.A$71]" office:value-type="float" office:value="32" calcext:value-type="float">
            <text:p>32</text:p>
          </table:table-cell>
          <table:table-cell table:formula="of:=[.E10]/[.E$25]" office:value-type="float" office:value="7.36152173839779" calcext:value-type="float">
            <text:p>7.36152173839779</text:p>
          </table:table-cell>
          <table:table-cell table:style-name="Default" table:formula="of:=[.F10]/[.F$25]" office:value-type="float" office:value="38.6202004076992" calcext:value-type="float">
            <text:p>38.6202004076992</text:p>
          </table:table-cell>
          <table:table-cell/>
          <table:table-cell table:formula="of:=[.F33]/[.F$48]" office:value-type="float" office:value="29.7749585776969" calcext:value-type="float">
            <text:p>29.7749585776969</text:p>
          </table:table-cell>
          <table:table-cell/>
          <table:table-cell table:formula="of:=SUM([.J10:.O10])" office:value-type="float" office:value="56.075878" calcext:value-type="float">
            <text:p>56.075878</text:p>
          </table:table-cell>
          <table:table-cell/>
          <table:table-cell table:formula="of:=[.J10] / [.$K56]" office:value-type="float" office:value="0.0497407459228726" calcext:value-type="float">
            <text:p>0.0497407459228726</text:p>
          </table:table-cell>
          <table:table-cell table:formula="of:=[.K10] / [.$K56]" office:value-type="float" office:value="0.35845177493253" calcext:value-type="float">
            <text:p>0.35845177493253</text:p>
          </table:table-cell>
          <table:table-cell table:formula="of:=[.L10] / [.$K56]" office:value-type="float" office:value="0.340408223300579" calcext:value-type="float">
            <text:p>0.340408223300579</text:p>
          </table:table-cell>
          <table:table-cell table:formula="of:=[.M10] / [.$K56]" office:value-type="float" office:value="0.02253685622185" calcext:value-type="float">
            <text:p>0.02253685622185</text:p>
          </table:table-cell>
          <table:table-cell table:formula="of:=[.N10] / [.$K56]" office:value-type="float" office:value="0.0335287126489575" calcext:value-type="float">
            <text:p>0.0335287126489575</text:p>
          </table:table-cell>
          <table:table-cell table:formula="of:=[.O10] / [.$K56]" office:value-type="float" office:value="0.195333686973212" calcext:value-type="float">
            <text:p>0.195333686973212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1044" calcext:value-type="float">
            <text:p>1044</text:p>
          </table:table-cell>
          <table:table-cell/>
          <table:table-cell table:formula="of:=[.C56]" office:value-type="float" office:value="41.790066" calcext:value-type="float">
            <text:p>41.790066</text:p>
          </table:table-cell>
          <table:table-cell/>
          <table:table-cell table:formula="of:=[.A57]/[.A$71]" office:value-type="float" office:value="29" calcext:value-type="float">
            <text:p>29</text:p>
          </table:table-cell>
          <table:table-cell table:formula="of:=[.E11]/[.E$25]" office:value-type="float" office:value="7.10982891521894" calcext:value-type="float">
            <text:p>7.10982891521894</text:p>
          </table:table-cell>
          <table:table-cell table:style-name="Default" table:formula="of:=[.F11]/[.F$25]" office:value-type="float" office:value="34.8425722867329" calcext:value-type="float">
            <text:p>34.8425722867329</text:p>
          </table:table-cell>
          <table:table-cell/>
          <table:table-cell table:formula="of:=[.F34]/[.F$48]" office:value-type="float" office:value="26.2088837232402" calcext:value-type="float">
            <text:p>26.2088837232402</text:p>
          </table:table-cell>
          <table:table-cell/>
          <table:table-cell table:formula="of:=SUM([.J11:.O11])" office:value-type="float" office:value="56.259554" calcext:value-type="float">
            <text:p>56.259554</text:p>
          </table:table-cell>
          <table:table-cell/>
          <table:table-cell table:formula="of:=[.J11] / [.$K57]" office:value-type="float" office:value="0.0506867864611938" calcext:value-type="float">
            <text:p>0.0506867864611938</text:p>
          </table:table-cell>
          <table:table-cell table:formula="of:=[.K11] / [.$K57]" office:value-type="float" office:value="0.355240462802105" calcext:value-type="float">
            <text:p>0.355240462802105</text:p>
          </table:table-cell>
          <table:table-cell table:formula="of:=[.L11] / [.$K57]" office:value-type="float" office:value="0.342638585439195" calcext:value-type="float">
            <text:p>0.342638585439195</text:p>
          </table:table-cell>
          <table:table-cell table:formula="of:=[.M11] / [.$K57]" office:value-type="float" office:value="0.0238135730688516" calcext:value-type="float">
            <text:p>0.0238135730688516</text:p>
          </table:table-cell>
          <table:table-cell table:formula="of:=[.N11] / [.$K57]" office:value-type="float" office:value="0.0352060025218117" calcext:value-type="float">
            <text:p>0.0352060025218117</text:p>
          </table:table-cell>
          <table:table-cell table:formula="of:=[.O11] / [.$K57]" office:value-type="float" office:value="0.192414589706843" calcext:value-type="float">
            <text:p>0.192414589706843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936" calcext:value-type="float">
            <text:p>936</text:p>
          </table:table-cell>
          <table:table-cell/>
          <table:table-cell table:formula="of:=[.C57]" office:value-type="float" office:value="41.790066" calcext:value-type="float">
            <text:p>41.790066</text:p>
          </table:table-cell>
          <table:table-cell/>
          <table:table-cell table:formula="of:=[.A58]/[.A$71]" office:value-type="float" office:value="26" calcext:value-type="float">
            <text:p>26</text:p>
          </table:table-cell>
          <table:table-cell table:formula="of:=[.E12]/[.E$25]" office:value-type="float" office:value="6.67470208602294" calcext:value-type="float">
            <text:p>6.67470208602294</text:p>
          </table:table-cell>
          <table:table-cell table:style-name="Default" table:formula="of:=[.F12]/[.F$25]" office:value-type="float" office:value="31.1391183554323" calcext:value-type="float">
            <text:p>31.1391183554323</text:p>
          </table:table-cell>
          <table:table-cell/>
          <table:table-cell table:formula="of:=[.F35]/[.F$48]" office:value-type="float" office:value="22.6294566226152" calcext:value-type="float">
            <text:p>22.6294566226152</text:p>
          </table:table-cell>
          <table:table-cell/>
          <table:table-cell table:formula="of:=SUM([.J12:.O12])" office:value-type="float" office:value="54.908507" calcext:value-type="float">
            <text:p>54.908507</text:p>
          </table:table-cell>
          <table:table-cell/>
          <table:table-cell table:formula="of:=[.J12] / [.$K58]" office:value-type="float" office:value="0.0467644294171029" calcext:value-type="float">
            <text:p>0.0467644294171029</text:p>
          </table:table-cell>
          <table:table-cell table:formula="of:=[.K12] / [.$K58]" office:value-type="float" office:value="0.368395611266575" calcext:value-type="float">
            <text:p>0.368395611266575</text:p>
          </table:table-cell>
          <table:table-cell table:formula="of:=[.L12] / [.$K58]" office:value-type="float" office:value="0.345956847815949" calcext:value-type="float">
            <text:p>0.345956847815949</text:p>
          </table:table-cell>
          <table:table-cell table:formula="of:=[.M12] / [.$K58]" office:value-type="float" office:value="0.0179593482663807" calcext:value-type="float">
            <text:p>0.0179593482663807</text:p>
          </table:table-cell>
          <table:table-cell table:formula="of:=[.N12] / [.$K58]" office:value-type="float" office:value="0.0295659468577428" calcext:value-type="float">
            <text:p>0.0295659468577428</text:p>
          </table:table-cell>
          <table:table-cell table:formula="of:=[.O12] / [.$K58]" office:value-type="float" office:value="0.191357816376249" calcext:value-type="float">
            <text:p>0.191357816376249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828" calcext:value-type="float">
            <text:p>828</text:p>
          </table:table-cell>
          <table:table-cell/>
          <table:table-cell table:formula="of:=[.C58]" office:value-type="float" office:value="41.790066" calcext:value-type="float">
            <text:p>41.790066</text:p>
          </table:table-cell>
          <table:table-cell/>
          <table:table-cell table:formula="of:=[.A59]/[.A$71]" office:value-type="float" office:value="23" calcext:value-type="float">
            <text:p>23</text:p>
          </table:table-cell>
          <table:table-cell table:formula="of:=[.E13]/[.E$25]" office:value-type="float" office:value="6.43483602969226" calcext:value-type="float">
            <text:p>6.43483602969226</text:p>
          </table:table-cell>
          <table:table-cell table:style-name="Default" table:formula="of:=[.F13]/[.F$25]" office:value-type="float" office:value="27.359925376013" calcext:value-type="float">
            <text:p>27.359925376013</text:p>
          </table:table-cell>
          <table:table-cell/>
          <table:table-cell table:formula="of:=[.F36]/[.F$48]" office:value-type="float" office:value="20.2433393806614" calcext:value-type="float">
            <text:p>20.2433393806614</text:p>
          </table:table-cell>
          <table:table-cell/>
          <table:table-cell table:formula="of:=SUM([.J13:.O13])" office:value-type="float" office:value="56.59035" calcext:value-type="float">
            <text:p>56.59035</text:p>
          </table:table-cell>
          <table:table-cell/>
          <table:table-cell table:formula="of:=[.J13] / [.$K59]" office:value-type="float" office:value="0.0520651665875896" calcext:value-type="float">
            <text:p>0.0520651665875896</text:p>
          </table:table-cell>
          <table:table-cell table:formula="of:=[.K13] / [.$K59]" office:value-type="float" office:value="0.350862311330465" calcext:value-type="float">
            <text:p>0.350862311330465</text:p>
          </table:table-cell>
          <table:table-cell table:formula="of:=[.L13] / [.$K59]" office:value-type="float" office:value="0.336739815180503" calcext:value-type="float">
            <text:p>0.336739815180503</text:p>
          </table:table-cell>
          <table:table-cell table:formula="of:=[.M13] / [.$K59]" office:value-type="float" office:value="0.0257033222095287" calcext:value-type="float">
            <text:p>0.0257033222095287</text:p>
          </table:table-cell>
          <table:table-cell table:formula="of:=[.N13] / [.$K59]" office:value-type="float" office:value="0.0479955328072719" calcext:value-type="float">
            <text:p>0.0479955328072719</text:p>
          </table:table-cell>
          <table:table-cell table:formula="of:=[.O13] / [.$K59]" office:value-type="float" office:value="0.186633851884641" calcext:value-type="float">
            <text:p>0.186633851884641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720" calcext:value-type="float">
            <text:p>720</text:p>
          </table:table-cell>
          <table:table-cell/>
          <table:table-cell table:formula="of:=[.C59]" office:value-type="float" office:value="41.790066" calcext:value-type="float">
            <text:p>41.790066</text:p>
          </table:table-cell>
          <table:table-cell/>
          <table:table-cell table:formula="of:=[.A60]/[.A$71]" office:value-type="float" office:value="20" calcext:value-type="float">
            <text:p>20</text:p>
          </table:table-cell>
          <table:table-cell table:formula="of:=[.E14]/[.E$25]" office:value-type="float" office:value="6.08758464940161" calcext:value-type="float">
            <text:p>6.08758464940161</text:p>
          </table:table-cell>
          <table:table-cell table:style-name="Default" table:formula="of:=[.F14]/[.F$25]" office:value-type="float" office:value="23.6074808825385" calcext:value-type="float">
            <text:p>23.6074808825385</text:p>
          </table:table-cell>
          <table:table-cell/>
          <table:table-cell table:formula="of:=[.F37]/[.F$48]" office:value-type="float" office:value="17.9032509935615" calcext:value-type="float">
            <text:p>17.9032509935615</text:p>
          </table:table-cell>
          <table:table-cell/>
          <table:table-cell table:formula="of:=SUM([.J14:.O14])" office:value-type="float" office:value="55.180435" calcext:value-type="float">
            <text:p>55.180435</text:p>
          </table:table-cell>
          <table:table-cell/>
          <table:table-cell table:formula="of:=[.J14] / [.$K60]" office:value-type="float" office:value="0.049374583582025" calcext:value-type="float">
            <text:p>0.049374583582025</text:p>
          </table:table-cell>
          <table:table-cell table:formula="of:=[.K14] / [.$K60]" office:value-type="float" office:value="0.357152041298696" calcext:value-type="float">
            <text:p>0.357152041298696</text:p>
          </table:table-cell>
          <table:table-cell table:formula="of:=[.L14] / [.$K60]" office:value-type="float" office:value="0.34903066639471" calcext:value-type="float">
            <text:p>0.34903066639471</text:p>
          </table:table-cell>
          <table:table-cell table:formula="of:=[.M14] / [.$K60]" office:value-type="float" office:value="0.0211850631478349" calcext:value-type="float">
            <text:p>0.0211850631478349</text:p>
          </table:table-cell>
          <table:table-cell table:formula="of:=[.N14] / [.$K60]" office:value-type="float" office:value="0.0344396523876624" calcext:value-type="float">
            <text:p>0.0344396523876624</text:p>
          </table:table-cell>
          <table:table-cell table:formula="of:=[.O14] / [.$K60]" office:value-type="float" office:value="0.188817993189071" calcext:value-type="float">
            <text:p>0.188817993189071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648" calcext:value-type="float">
            <text:p>648</text:p>
          </table:table-cell>
          <table:table-cell/>
          <table:table-cell table:formula="of:=[.C60]" office:value-type="float" office:value="41.790066" calcext:value-type="float">
            <text:p>41.790066</text:p>
          </table:table-cell>
          <table:table-cell/>
          <table:table-cell table:formula="of:=[.A61]/[.A$71]" office:value-type="float" office:value="18" calcext:value-type="float">
            <text:p>18</text:p>
          </table:table-cell>
          <table:table-cell table:formula="of:=[.E15]/[.E$25]" office:value-type="float" office:value="5.8226166668663" calcext:value-type="float">
            <text:p>5.8226166668663</text:p>
          </table:table-cell>
          <table:table-cell table:style-name="Default" table:formula="of:=[.F15]/[.F$25]" office:value-type="float" office:value="21.1074200495425" calcext:value-type="float">
            <text:p>21.1074200495425</text:p>
          </table:table-cell>
          <table:table-cell/>
          <table:table-cell table:formula="of:=[.F38]/[.F$48]" office:value-type="float" office:value="15.5743539448016" calcext:value-type="float">
            <text:p>15.5743539448016</text:p>
          </table:table-cell>
          <table:table-cell/>
          <table:table-cell table:formula="of:=SUM([.J15:.O15])" office:value-type="float" office:value="48.427871" calcext:value-type="float">
            <text:p>48.427871</text:p>
          </table:table-cell>
          <table:table-cell/>
          <table:table-cell table:formula="of:=[.J15] / [.$K61]" office:value-type="float" office:value="0.0399325421511922" calcext:value-type="float">
            <text:p>0.0399325421511922</text:p>
          </table:table-cell>
          <table:table-cell table:formula="of:=[.K15] / [.$K61]" office:value-type="float" office:value="0.402147474127037" calcext:value-type="float">
            <text:p>0.402147474127037</text:p>
          </table:table-cell>
          <table:table-cell table:formula="of:=[.L15] / [.$K61]" office:value-type="float" office:value="0.296151342271478" calcext:value-type="float">
            <text:p>0.296151342271478</text:p>
          </table:table-cell>
          <table:table-cell table:formula="of:=[.M15] / [.$K61]" office:value-type="float" office:value="0.0216844758672129" calcext:value-type="float">
            <text:p>0.0216844758672129</text:p>
          </table:table-cell>
          <table:table-cell table:formula="of:=[.N15] / [.$K61]" office:value-type="float" office:value="0.0321121075093307" calcext:value-type="float">
            <text:p>0.0321121075093307</text:p>
          </table:table-cell>
          <table:table-cell table:formula="of:=[.O15] / [.$K61]" office:value-type="float" office:value="0.207972058073748" calcext:value-type="float">
            <text:p>0.207972058073748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576" calcext:value-type="float">
            <text:p>576</text:p>
          </table:table-cell>
          <table:table-cell/>
          <table:table-cell table:formula="of:=[.C61]" office:value-type="float" office:value="41.790066" calcext:value-type="float">
            <text:p>41.790066</text:p>
          </table:table-cell>
          <table:table-cell/>
          <table:table-cell table:formula="of:=[.A62]/[.A$71]" office:value-type="float" office:value="16" calcext:value-type="float">
            <text:p>16</text:p>
          </table:table-cell>
          <table:table-cell table:formula="of:=[.E16]/[.E$25]" office:value-type="float" office:value="5.51180348518442" calcext:value-type="float">
            <text:p>5.51180348518442</text:p>
          </table:table-cell>
          <table:table-cell table:style-name="Default" table:formula="of:=[.F16]/[.F$25]" office:value-type="float" office:value="18.6446057946849" calcext:value-type="float">
            <text:p>18.6446057946849</text:p>
          </table:table-cell>
          <table:table-cell/>
          <table:table-cell table:formula="of:=[.F39]/[.F$48]" office:value-type="float" office:value="13.2583009496202" calcext:value-type="float">
            <text:p>13.2583009496202</text:p>
          </table:table-cell>
          <table:table-cell/>
          <table:table-cell table:formula="of:=SUM([.J16:.O16])" office:value-type="float" office:value="48.49223" calcext:value-type="float">
            <text:p>48.49223</text:p>
          </table:table-cell>
          <table:table-cell/>
          <table:table-cell table:formula="of:=[.J16] / [.$K62]" office:value-type="float" office:value="0.0420725959602188" calcext:value-type="float">
            <text:p>0.0420725959602188</text:p>
          </table:table-cell>
          <table:table-cell table:formula="of:=[.K16] / [.$K62]" office:value-type="float" office:value="0.398511658465696" calcext:value-type="float">
            <text:p>0.398511658465696</text:p>
          </table:table-cell>
          <table:table-cell table:formula="of:=[.L16] / [.$K62]" office:value-type="float" office:value="0.293789128691339" calcext:value-type="float">
            <text:p>0.293789128691339</text:p>
          </table:table-cell>
          <table:table-cell table:formula="of:=[.M16] / [.$K62]" office:value-type="float" office:value="0.0246139226841084" calcext:value-type="float">
            <text:p>0.0246139226841084</text:p>
          </table:table-cell>
          <table:table-cell table:formula="of:=[.N16] / [.$K62]" office:value-type="float" office:value="0.0367583012783698" calcext:value-type="float">
            <text:p>0.0367583012783698</text:p>
          </table:table-cell>
          <table:table-cell table:formula="of:=[.O16] / [.$K62]" office:value-type="float" office:value="0.204254392920268" calcext:value-type="float">
            <text:p>0.204254392920268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504" calcext:value-type="float">
            <text:p>504</text:p>
          </table:table-cell>
          <table:table-cell/>
          <table:table-cell table:formula="of:=[.C62]" office:value-type="float" office:value="41.790066" calcext:value-type="float">
            <text:p>41.790066</text:p>
          </table:table-cell>
          <table:table-cell/>
          <table:table-cell table:formula="of:=[.A63]/[.A$71]" office:value-type="float" office:value="14" calcext:value-type="float">
            <text:p>14</text:p>
          </table:table-cell>
          <table:table-cell table:formula="of:=[.E17]/[.E$25]" office:value-type="float" office:value="5.16319451810168" calcext:value-type="float">
            <text:p>5.16319451810168</text:p>
          </table:table-cell>
          <table:table-cell table:style-name="Default" table:formula="of:=[.F17]/[.F$25]" office:value-type="float" office:value="16.1924723018257" calcext:value-type="float">
            <text:p>16.1924723018257</text:p>
          </table:table-cell>
          <table:table-cell/>
          <table:table-cell table:formula="of:=[.F40]/[.F$48]" office:value-type="float" office:value="10.9314511584972" calcext:value-type="float">
            <text:p>10.9314511584972</text:p>
          </table:table-cell>
          <table:table-cell/>
          <table:table-cell table:formula="of:=SUM([.J17:.O17])" office:value-type="float" office:value="50.350311" calcext:value-type="float">
            <text:p>50.350311</text:p>
          </table:table-cell>
          <table:table-cell/>
          <table:table-cell table:formula="of:=[.J17] / [.$K63]" office:value-type="float" office:value="0.0539001040132602" calcext:value-type="float">
            <text:p>0.0539001040132602</text:p>
          </table:table-cell>
          <table:table-cell table:formula="of:=[.K17] / [.$K63]" office:value-type="float" office:value="0.381120744219435" calcext:value-type="float">
            <text:p>0.381120744219435</text:p>
          </table:table-cell>
          <table:table-cell table:formula="of:=[.L17] / [.$K63]" office:value-type="float" office:value="0.283428020931191" calcext:value-type="float">
            <text:p>0.283428020931191</text:p>
          </table:table-cell>
          <table:table-cell table:formula="of:=[.M17] / [.$K63]" office:value-type="float" office:value="0.0388874658589497" calcext:value-type="float">
            <text:p>0.0388874658589497</text:p>
          </table:table-cell>
          <table:table-cell table:formula="of:=[.N17] / [.$K63]" office:value-type="float" office:value="0.0482619263265325" calcext:value-type="float">
            <text:p>0.0482619263265325</text:p>
          </table:table-cell>
          <table:table-cell table:formula="of:=[.O17] / [.$K63]" office:value-type="float" office:value="0.194401738650631" calcext:value-type="float">
            <text:p>0.194401738650631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432" calcext:value-type="float">
            <text:p>432</text:p>
          </table:table-cell>
          <table:table-cell/>
          <table:table-cell table:formula="of:=[.C63]" office:value-type="float" office:value="41.790066" calcext:value-type="float">
            <text:p>41.790066</text:p>
          </table:table-cell>
          <table:table-cell/>
          <table:table-cell table:formula="of:=[.A64]/[.A$71]" office:value-type="float" office:value="12" calcext:value-type="float">
            <text:p>12</text:p>
          </table:table-cell>
          <table:table-cell table:formula="of:=[.E18]/[.E$25]" office:value-type="float" office:value="4.77582472770284" calcext:value-type="float">
            <text:p>4.77582472770284</text:p>
          </table:table-cell>
          <table:table-cell table:style-name="Default" table:formula="of:=[.F18]/[.F$25]" office:value-type="float" office:value="13.7497305145066" calcext:value-type="float">
            <text:p>13.7497305145066</text:p>
          </table:table-cell>
          <table:table-cell/>
          <table:table-cell table:formula="of:=[.F41]/[.F$48]" office:value-type="float" office:value="8.65390628960281" calcext:value-type="float">
            <text:p>8.65390628960281</text:p>
          </table:table-cell>
          <table:table-cell/>
          <table:table-cell table:formula="of:=SUM([.J18:.O18])" office:value-type="float" office:value="47.488734" calcext:value-type="float">
            <text:p>47.488734</text:p>
          </table:table-cell>
          <table:table-cell/>
          <table:table-cell table:formula="of:=[.J18] / [.$K64]" office:value-type="float" office:value="0.0461744252857952" calcext:value-type="float">
            <text:p>0.0461744252857952</text:p>
          </table:table-cell>
          <table:table-cell table:formula="of:=[.K18] / [.$K64]" office:value-type="float" office:value="0.399632952944166" calcext:value-type="float">
            <text:p>0.399632952944166</text:p>
          </table:table-cell>
          <table:table-cell table:formula="of:=[.L18] / [.$K64]" office:value-type="float" office:value="0.292581688953847" calcext:value-type="float">
            <text:p>0.292581688953847</text:p>
          </table:table-cell>
          <table:table-cell table:formula="of:=[.M18] / [.$K64]" office:value-type="float" office:value="0.0236105262355488" calcext:value-type="float">
            <text:p>0.0236105262355488</text:p>
          </table:table-cell>
          <table:table-cell table:formula="of:=[.N18] / [.$K64]" office:value-type="float" office:value="0.0367979276937557" calcext:value-type="float">
            <text:p>0.0367979276937557</text:p>
          </table:table-cell>
          <table:table-cell table:formula="of:=[.O18] / [.$K64]" office:value-type="float" office:value="0.201202478886887" calcext:value-type="float">
            <text:p>0.201202478886887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360" calcext:value-type="float">
            <text:p>360</text:p>
          </table:table-cell>
          <table:table-cell/>
          <table:table-cell table:formula="of:=[.C64]" office:value-type="float" office:value="41.790066" calcext:value-type="float">
            <text:p>41.790066</text:p>
          </table:table-cell>
          <table:table-cell/>
          <table:table-cell table:formula="of:=[.A65]/[.A$71]" office:value-type="float" office:value="10" calcext:value-type="float">
            <text:p>10</text:p>
          </table:table-cell>
          <table:table-cell table:formula="of:=[.E19]/[.E$25]" office:value-type="float" office:value="4.39207041263864" calcext:value-type="float">
            <text:p>4.39207041263864</text:p>
          </table:table-cell>
          <table:table-cell table:style-name="Default" table:formula="of:=[.F19]/[.F$25]" office:value-type="float" office:value="11.3107099151961" calcext:value-type="float">
            <text:p>11.3107099151961</text:p>
          </table:table-cell>
          <table:table-cell/>
          <table:table-cell table:formula="of:=[.F42]/[.F$48]" office:value-type="float" office:value="6.3985662258191" calcext:value-type="float">
            <text:p>6.3985662258191</text:p>
          </table:table-cell>
          <table:table-cell/>
          <table:table-cell table:formula="of:=SUM([.J19:.O19])" office:value-type="float" office:value="48.729804" calcext:value-type="float">
            <text:p>48.729804</text:p>
          </table:table-cell>
          <table:table-cell/>
          <table:table-cell table:formula="of:=[.J19] / [.$K65]" office:value-type="float" office:value="0.0553253405246613" calcext:value-type="float">
            <text:p>0.0553253405246613</text:p>
          </table:table-cell>
          <table:table-cell table:formula="of:=[.K19] / [.$K65]" office:value-type="float" office:value="0.384063334217392" calcext:value-type="float">
            <text:p>0.384063334217392</text:p>
          </table:table-cell>
          <table:table-cell table:formula="of:=[.L19] / [.$K65]" office:value-type="float" office:value="0.290979376810135" calcext:value-type="float">
            <text:p>0.290979376810135</text:p>
          </table:table-cell>
          <table:table-cell table:formula="of:=[.M19] / [.$K65]" office:value-type="float" office:value="0.0301911126094412" calcext:value-type="float">
            <text:p>0.0301911126094412</text:p>
          </table:table-cell>
          <table:table-cell table:formula="of:=[.N19] / [.$K65]" office:value-type="float" office:value="0.0460574600300055" calcext:value-type="float">
            <text:p>0.0460574600300055</text:p>
          </table:table-cell>
          <table:table-cell table:formula="of:=[.O19] / [.$K65]" office:value-type="float" office:value="0.193383375808366" calcext:value-type="float">
            <text:p>0.193383375808366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288" calcext:value-type="float">
            <text:p>288</text:p>
          </table:table-cell>
          <table:table-cell/>
          <table:table-cell table:formula="of:=[.C65]" office:value-type="float" office:value="41.790066" calcext:value-type="float">
            <text:p>41.790066</text:p>
          </table:table-cell>
          <table:table-cell/>
          <table:table-cell table:formula="of:=[.A66]/[.A$71]" office:value-type="float" office:value="8" calcext:value-type="float">
            <text:p>8</text:p>
          </table:table-cell>
          <table:table-cell table:formula="of:=[.E20]/[.E$25]" office:value-type="float" office:value="3.97591400994763" calcext:value-type="float">
            <text:p>3.97591400994763</text:p>
          </table:table-cell>
          <table:table-cell table:style-name="Default" table:formula="of:=[.F20]/[.F$25]" office:value-type="float" office:value="8.91124159157061" calcext:value-type="float">
            <text:p>8.91124159157061</text:p>
          </table:table-cell>
          <table:table-cell/>
          <table:table-cell table:formula="of:=[.F43]/[.F$48]" office:value-type="float" office:value="4.18634246360672" calcext:value-type="float">
            <text:p>4.18634246360672</text:p>
          </table:table-cell>
          <table:table-cell/>
          <table:table-cell table:formula="of:=SUM([.J20:.O20])" office:value-type="float" office:value="47.745278" calcext:value-type="float">
            <text:p>47.745278</text:p>
          </table:table-cell>
          <table:table-cell/>
          <table:table-cell table:formula="of:=[.J20] / [.$K66]" office:value-type="float" office:value="0.0593208191184896" calcext:value-type="float">
            <text:p>0.0593208191184896</text:p>
          </table:table-cell>
          <table:table-cell table:formula="of:=[.K20] / [.$K66]" office:value-type="float" office:value="0.385512447953492" calcext:value-type="float">
            <text:p>0.385512447953492</text:p>
          </table:table-cell>
          <table:table-cell table:formula="of:=[.L20] / [.$K66]" office:value-type="float" office:value="0.280723635120524" calcext:value-type="float">
            <text:p>0.280723635120524</text:p>
          </table:table-cell>
          <table:table-cell table:formula="of:=[.M20] / [.$K66]" office:value-type="float" office:value="0.0335847662254684" calcext:value-type="float">
            <text:p>0.0335847662254684</text:p>
          </table:table-cell>
          <table:table-cell table:formula="of:=[.N20] / [.$K66]" office:value-type="float" office:value="0.0511260610944605" calcext:value-type="float">
            <text:p>0.0511260610944605</text:p>
          </table:table-cell>
          <table:table-cell table:formula="of:=[.O20] / [.$K66]" office:value-type="float" office:value="0.189732270487565" calcext:value-type="float">
            <text:p>0.189732270487565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216" calcext:value-type="float">
            <text:p>216</text:p>
          </table:table-cell>
          <table:table-cell/>
          <table:table-cell table:formula="of:=[.C66]" office:value-type="float" office:value="41.790066" calcext:value-type="float">
            <text:p>41.790066</text:p>
          </table:table-cell>
          <table:table-cell/>
          <table:table-cell table:formula="of:=[.A67]/[.A$71]" office:value-type="float" office:value="6" calcext:value-type="float">
            <text:p>6</text:p>
          </table:table-cell>
          <table:table-cell table:formula="of:=[.E21]/[.E$25]" office:value-type="float" office:value="3.33130487719956" calcext:value-type="float">
            <text:p>3.33130487719956</text:p>
          </table:table-cell>
          <table:table-cell table:style-name="Default" table:formula="of:=[.F21]/[.F$25]" office:value-type="float" office:value="6.57743651225384" calcext:value-type="float">
            <text:p>6.57743651225384</text:p>
          </table:table-cell>
          <table:table-cell/>
          <table:table-cell table:formula="of:=[.F44]/[.F$48]" office:value-type="float" office:value="2.02598168266977" calcext:value-type="float">
            <text:p>2.02598168266977</text:p>
          </table:table-cell>
          <table:table-cell/>
          <table:table-cell table:formula="of:=SUM([.J21:.O21])" office:value-type="float" office:value="46.829986" calcext:value-type="float">
            <text:p>46.829986</text:p>
          </table:table-cell>
          <table:table-cell/>
          <table:table-cell table:formula="of:=[.J21] / [.$K67]" office:value-type="float" office:value="0.0616520790760006" calcext:value-type="float">
            <text:p>0.0616520790760006</text:p>
          </table:table-cell>
          <table:table-cell table:formula="of:=[.K21] / [.$K67]" office:value-type="float" office:value="0.386966269859658" calcext:value-type="float">
            <text:p>0.386966269859658</text:p>
          </table:table-cell>
          <table:table-cell table:formula="of:=[.L21] / [.$K67]" office:value-type="float" office:value="0.284934358084156" calcext:value-type="float">
            <text:p>0.284934358084156</text:p>
          </table:table-cell>
          <table:table-cell table:formula="of:=[.M21] / [.$K67]" office:value-type="float" office:value="0.0327536292665131" calcext:value-type="float">
            <text:p>0.0327536292665131</text:p>
          </table:table-cell>
          <table:table-cell table:formula="of:=[.N21] / [.$K67]" office:value-type="float" office:value="0.0505907902684404" calcext:value-type="float">
            <text:p>0.0505907902684404</text:p>
          </table:table-cell>
          <table:table-cell table:formula="of:=[.O21] / [.$K67]" office:value-type="float" office:value="0.183102873445232" calcext:value-type="float">
            <text:p>0.183102873445232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144" calcext:value-type="float">
            <text:p>144</text:p>
          </table:table-cell>
          <table:table-cell/>
          <table:table-cell table:formula="of:=[.C67]" office:value-type="float" office:value="41.790066" calcext:value-type="float">
            <text:p>41.790066</text:p>
          </table:table-cell>
          <table:table-cell/>
          <table:table-cell table:formula="of:=[.A68]/[.A$71]" office:value-type="float" office:value="4" calcext:value-type="float">
            <text:p>4</text:p>
          </table:table-cell>
          <table:table-cell table:formula="of:=[.E22]/[.E$25]" office:value-type="float" office:value="2.60401850660418" calcext:value-type="float">
            <text:p>2.60401850660418</text:p>
          </table:table-cell>
          <table:table-cell table:style-name="Default" table:formula="of:=[.F22]/[.F$25]" office:value-type="float" office:value="4.29618567534526" calcext:value-type="float">
            <text:p>4.29618567534526</text:p>
          </table:table-cell>
          <table:table-cell/>
          <table:table-cell table:formula="of:=[.F45]/[.F$48]" office:value-type="float" office:value="1" calcext:value-type="float">
            <text:p>1</text:p>
          </table:table-cell>
          <table:table-cell/>
          <table:table-cell table:formula="of:=SUM([.J22:.O22])" office:value-type="float" office:value="46.899429" calcext:value-type="float">
            <text:p>46.899429</text:p>
          </table:table-cell>
          <table:table-cell/>
          <table:table-cell table:formula="of:=[.J22] / [.$K68]" office:value-type="float" office:value="0.0704110278186969" calcext:value-type="float">
            <text:p>0.0704110278186969</text:p>
          </table:table-cell>
          <table:table-cell table:formula="of:=[.K22] / [.$K68]" office:value-type="float" office:value="0.379687074655003" calcext:value-type="float">
            <text:p>0.379687074655003</text:p>
          </table:table-cell>
          <table:table-cell table:formula="of:=[.L22] / [.$K68]" office:value-type="float" office:value="0.283329526250735" calcext:value-type="float">
            <text:p>0.283329526250735</text:p>
          </table:table-cell>
          <table:table-cell table:formula="of:=[.M22] / [.$K68]" office:value-type="float" office:value="0.037849501323353" calcext:value-type="float">
            <text:p>0.037849501323353</text:p>
          </table:table-cell>
          <table:table-cell table:formula="of:=[.N22] / [.$K68]" office:value-type="float" office:value="0.05856798384475" calcext:value-type="float">
            <text:p>0.05856798384475</text:p>
          </table:table-cell>
          <table:table-cell table:formula="of:=[.O22] / [.$K68]" office:value-type="float" office:value="0.170154886107462" calcext:value-type="float">
            <text:p>0.170154886107462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72" calcext:value-type="float">
            <text:p>72</text:p>
          </table:table-cell>
          <table:table-cell/>
          <table:table-cell table:formula="of:=[.C68]" office:value-type="float" office:value="41.790066" calcext:value-type="float">
            <text:p>41.790066</text:p>
          </table:table-cell>
          <table:table-cell/>
          <table:table-cell table:formula="of:=[.A69]/[.A$71]" office:value-type="float" office:value="2" calcext:value-type="float">
            <text:p>2</text:p>
          </table:table-cell>
          <table:table-cell table:formula="of:=[.E23]/[.E$25]" office:value-type="float" office:value="1.70727551383153" calcext:value-type="float">
            <text:p>1.70727551383153</text:p>
          </table:table-cell>
          <table:table-cell table:style-name="Default" table:formula="of:=[.F23]/[.F$25]" office:value-type="float" office:value="2.04461165592287" calcext:value-type="float">
            <text:p>2.04461165592287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46.46043" calcext:value-type="float">
            <text:p>46.46043</text:p>
          </table:table-cell>
          <table:table-cell/>
          <table:table-cell table:formula="of:=[.J23] / [.$K69]" office:value-type="float" office:value="0.0868645425795672" calcext:value-type="float">
            <text:p>0.0868645425795672</text:p>
          </table:table-cell>
          <table:table-cell table:formula="of:=[.K23] / [.$K69]" office:value-type="float" office:value="0.370367514893857" calcext:value-type="float">
            <text:p>0.370367514893857</text:p>
          </table:table-cell>
          <table:table-cell table:formula="of:=[.L23] / [.$K69]" office:value-type="float" office:value="0.279554257246435" calcext:value-type="float">
            <text:p>0.279554257246435</text:p>
          </table:table-cell>
          <table:table-cell table:formula="of:=[.M23] / [.$K69]" office:value-type="float" office:value="0.0593616115907666" calcext:value-type="float">
            <text:p>0.0593616115907666</text:p>
          </table:table-cell>
          <table:table-cell table:formula="of:=[.N23] / [.$K69]" office:value-type="float" office:value="0.0712674635168034" calcext:value-type="float">
            <text:p>0.0712674635168034</text:p>
          </table:table-cell>
          <table:table-cell table:formula="of:=[.O23] / [.$K69]" office:value-type="float" office:value="0.132584610172571" calcext:value-type="float">
            <text:p>0.132584610172571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C69]" office:value-type="float" office:value="41.790066" calcext:value-type="float">
            <text:p>41.790066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style-name="Default"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40.577332" calcext:value-type="float">
            <text:p>40.577332</text:p>
          </table:table-cell>
          <table:table-cell/>
          <table:table-cell table:formula="of:=[.J24] / [.$K70]" office:value-type="float" office:value="0.096524729619976" calcext:value-type="float">
            <text:p>0.096524729619976</text:p>
          </table:table-cell>
          <table:table-cell table:formula="of:=[.K24] / [.$K70]" office:value-type="float" office:value="0.405649686381549" calcext:value-type="float">
            <text:p>0.405649686381549</text:p>
          </table:table-cell>
          <table:table-cell table:formula="of:=[.L24] / [.$K70]" office:value-type="float" office:value="0.285932130776858" calcext:value-type="float">
            <text:p>0.285932130776858</text:p>
          </table:table-cell>
          <table:table-cell table:formula="of:=[.M24] / [.$K70]" office:value-type="float" office:value="0.0748759676954611" calcext:value-type="float">
            <text:p>0.0748759676954611</text:p>
          </table:table-cell>
          <table:table-cell table:formula="of:=[.N24] / [.$K70]" office:value-type="float" office:value="0.0815196031123978" calcext:value-type="float">
            <text:p>0.0815196031123978</text:p>
          </table:table-cell>
          <table:table-cell table:formula="of:=[.O24] / [.$K70]" office:value-type="float" office:value="0.0554978824137575" calcext:value-type="float">
            <text:p>0.0554978824137575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C70]" office:value-type="float" office:value="41.790066" calcext:value-type="float">
            <text:p>41.790066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40.577332" calcext:value-type="float">
            <text:p>40.577332</text:p>
          </table:table-cell>
          <table:table-cell/>
          <table:table-cell table:formula="of:=[.J25] / [.$K71]" office:value-type="float" office:value="0.096524729619976" calcext:value-type="float">
            <text:p>0.096524729619976</text:p>
          </table:table-cell>
          <table:table-cell table:formula="of:=[.K25] / [.$K71]" office:value-type="float" office:value="0.405649686381549" calcext:value-type="float">
            <text:p>0.405649686381549</text:p>
          </table:table-cell>
          <table:table-cell table:formula="of:=[.L25] / [.$K71]" office:value-type="float" office:value="0.285932130776858" calcext:value-type="float">
            <text:p>0.285932130776858</text:p>
          </table:table-cell>
          <table:table-cell table:formula="of:=[.M25] / [.$K71]" office:value-type="float" office:value="0.0748759676954611" calcext:value-type="float">
            <text:p>0.0748759676954611</text:p>
          </table:table-cell>
          <table:table-cell table:formula="of:=[.N25] / [.$K71]" office:value-type="float" office:value="0.0815196031123978" calcext:value-type="float">
            <text:p>0.0815196031123978</text:p>
          </table:table-cell>
          <table:table-cell table:formula="of:=[.O25] / [.$K71]" office:value-type="float" office:value="0.0554978824137575" calcext:value-type="float">
            <text:p>0.05549788241375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9:.G26])" office:value-type="float" office:value="0.703919" calcext:value-type="float">
            <text:p>7.04E-01</text:p>
          </table:table-cell>
          <table:table-cell table:style-name="ce1" table:formula="of:=MIN([.G9:.G26])" office:value-type="float" office:value="0.31614" calcext:value-type="float">
            <text:p>3.16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8:10:04.8795615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22:12:23.132783945</dc:date>
    <meta:editing-duration>PT17H1M17S</meta:editing-duration>
    <meta:editing-cycles>90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14cm" svg:y="0.213cm" style:legend-expansion="custom" svg:width="13.339cm" svg:height="0.871cm" style:legend-expansion-aspect-ratio="15.3145809414466" chart:style-name="ch2"/>
        <chart:plot-area chart:style-name="ch3" table:cell-range-address="Sheet1.A52:Sheet1.A72 Sheet1.E51:Sheet1.G72 Sheet1.C52:Sheet1.C71 Sheet1.I6:Sheet1.I26" chart:data-source-has-labels="row" svg:x="0.865cm" svg:y="1.098cm" svg:width="18.346cm" svg:height="7.201cm">
          <chart:coordinate-region svg:x="1.486cm" svg:y="1.297cm" svg:width="17.103cm" svg:height="6.355cm"/>
          <chart:axis chart:dimension="x" chart:name="primary-x" chart:style-name="ch4">
            <chart:title svg:x="9.086cm" svg:y="8.314cm" chart:style-name="ch5">
              <text:p>#processes</text:p>
            </chart:title>
          </chart:axis>
          <chart:axis chart:dimension="y" chart:name="primary-y" chart:style-name="ch6">
            <chart:title svg:x="0.145cm" svg:y="5.81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4cm" svg:y="6.029cm" chart:style-name="ch7">
              <text:p>Relative #objects </text:p>
            </chart:title>
          </chart:axis>
          <chart:series chart:attached-axis="secondary-y" chart:style-name="ch10" chart:values-cell-range-address="Sheet1.E52:Sheet1.E72" chart:label-cell-address="Sheet1.E51:Sheet1.E51" chart:class="chart:scatter">
            <chart:domain table:cell-range-address="Sheet1.A52:Sheet1.A72"/>
            <chart:data-point chart:repeated="21"/>
          </chart:series>
          <chart:series chart:attached-axis="secondary-y" chart:style-name="ch11" chart:values-cell-range-address="Sheet1.F52:Sheet1.F72" chart:label-cell-address="Sheet1.F51:Sheet1.F51" chart:class="chart:scatter">
            <chart:data-point chart:repeated="21"/>
          </chart:series>
          <chart:series chart:attached-axis="secondary-y" chart:style-name="ch12" chart:values-cell-range-address="Sheet1.G52:Sheet1.G72" chart:label-cell-address="Sheet1.G51:Sheet1.G51" chart:class="chart:scatter">
            <chart:data-point chart:repeated="21"/>
          </chart:series>
          <chart:series chart:attached-axis="primary-y" chart:style-name="ch13" chart:values-cell-range-address="Sheet1.C52:Sheet1.C71" loext:label-string="&quot;ref runtime&quot;" chart:class="chart:scatter">
            <chart:data-point chart:repeated="21"/>
          </chart:series>
          <chart:series chart:attached-axis="primary-y" chart:style-name="ch14" chart:values-cell-range-address="Sheet1.I6:Sheet1.I26" loext:label-string="&quot;runtime&quot;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 runtime</text:p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2</svg:desc>
                </draw:g>
              </table:table-cell>
              <table:table-cell office:value-type="float" office:value="42">
                <text:p>42</text:p>
                <draw:g>
                  <svg:desc>Sheet1.E52:Sheet1.E72</svg:desc>
                </draw:g>
              </table:table-cell>
              <table:table-cell office:value-type="float" office:value="8.09753257648369">
                <text:p>8.09753257648369</text:p>
                <draw:g>
                  <svg:desc>Sheet1.F52:Sheet1.F72</svg:desc>
                </draw:g>
              </table:table-cell>
              <table:table-cell office:value-type="float" office:value="51.3289990869629">
                <text:p>51.3289990869629</text:p>
                <draw:g>
                  <svg:desc>Sheet1.G52:Sheet1.G72</svg:desc>
                </draw:g>
              </table:table-cell>
              <table:table-cell office:value-type="float" office:value="41.790066">
                <text:p>41.790066</text:p>
                <draw:g>
                  <svg:desc>Sheet1.C52:Sheet1.C71</svg:desc>
                </draw:g>
              </table:table-cell>
              <table:table-cell office:value-type="float" office:value="58.011703">
                <text:p>58.011703</text:p>
                <draw:g>
                  <svg:desc>Sheet1.I6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41">
                <text:p>41</text:p>
              </table:table-cell>
              <table:table-cell office:value-type="float" office:value="8.05181466353391">
                <text:p>8.05181466353391</text:p>
              </table:table-cell>
              <table:table-cell office:value-type="float" office:value="50.0266433074696">
                <text:p>50.0266433074696</text:p>
              </table:table-cell>
              <table:table-cell office:value-type="float" office:value="41.790066">
                <text:p>41.790066</text:p>
              </table:table-cell>
              <table:table-cell office:value-type="float" office:value="56.720127">
                <text:p>56.720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7.87101389172837">
                <text:p>7.87101389172837</text:p>
              </table:table-cell>
              <table:table-cell office:value-type="float" office:value="46.1743319930269">
                <text:p>46.1743319930269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15136">
                <text:p>57.15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7.64374475438795">
                <text:p>7.64374475438795</text:p>
              </table:table-cell>
              <table:table-cell office:value-type="float" office:value="42.3951259127159">
                <text:p>42.3951259127159</text:p>
              </table:table-cell>
              <table:table-cell office:value-type="float" office:value="41.790066">
                <text:p>41.790066</text:p>
              </table:table-cell>
              <table:table-cell office:value-type="float" office:value="58.734697">
                <text:p>58.734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7.36152173839779">
                <text:p>7.36152173839779</text:p>
              </table:table-cell>
              <table:table-cell office:value-type="float" office:value="38.6202004076992">
                <text:p>38.6202004076992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152664">
                <text:p>57.15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7.10982891521894">
                <text:p>7.10982891521894</text:p>
              </table:table-cell>
              <table:table-cell office:value-type="float" office:value="34.8425722867329">
                <text:p>34.8425722867329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304973">
                <text:p>57.304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6.67470208602294">
                <text:p>6.67470208602294</text:p>
              </table:table-cell>
              <table:table-cell office:value-type="float" office:value="31.1391183554323">
                <text:p>31.1391183554323</text:p>
              </table:table-cell>
              <table:table-cell office:value-type="float" office:value="41.790066">
                <text:p>41.790066</text:p>
              </table:table-cell>
              <table:table-cell office:value-type="float" office:value="55.935215">
                <text:p>55.935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6.43483602969226">
                <text:p>6.43483602969226</text:p>
              </table:table-cell>
              <table:table-cell office:value-type="float" office:value="27.359925376013">
                <text:p>27.359925376013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760066">
                <text:p>57.76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6.08758464940161">
                <text:p>6.08758464940161</text:p>
              </table:table-cell>
              <table:table-cell office:value-type="float" office:value="23.6074808825385">
                <text:p>23.6074808825385</text:p>
              </table:table-cell>
              <table:table-cell office:value-type="float" office:value="41.790066">
                <text:p>41.790066</text:p>
              </table:table-cell>
              <table:table-cell office:value-type="float" office:value="56.267933">
                <text:p>56.267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5.8226166668663">
                <text:p>5.8226166668663</text:p>
              </table:table-cell>
              <table:table-cell office:value-type="float" office:value="21.1074200495425">
                <text:p>21.1074200495425</text:p>
              </table:table-cell>
              <table:table-cell office:value-type="float" office:value="41.790066">
                <text:p>41.790066</text:p>
              </table:table-cell>
              <table:table-cell office:value-type="float" office:value="49.5596">
                <text:p>49.5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5.51180348518442">
                <text:p>5.51180348518442</text:p>
              </table:table-cell>
              <table:table-cell office:value-type="float" office:value="18.6446057946849">
                <text:p>18.6446057946849</text:p>
              </table:table-cell>
              <table:table-cell office:value-type="float" office:value="41.790066">
                <text:p>41.790066</text:p>
              </table:table-cell>
              <table:table-cell office:value-type="float" office:value="49.656643">
                <text:p>49.656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5.16319451810168">
                <text:p>5.16319451810168</text:p>
              </table:table-cell>
              <table:table-cell office:value-type="float" office:value="16.1924723018257">
                <text:p>16.1924723018257</text:p>
              </table:table-cell>
              <table:table-cell office:value-type="float" office:value="41.790066">
                <text:p>41.790066</text:p>
              </table:table-cell>
              <table:table-cell office:value-type="float" office:value="51.624732">
                <text:p>51.624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4.77582472770284">
                <text:p>4.77582472770284</text:p>
              </table:table-cell>
              <table:table-cell office:value-type="float" office:value="13.7497305145066">
                <text:p>13.7497305145066</text:p>
              </table:table-cell>
              <table:table-cell office:value-type="float" office:value="41.790066">
                <text:p>41.790066</text:p>
              </table:table-cell>
              <table:table-cell office:value-type="float" office:value="48.495275">
                <text:p>48.495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4.39207041263864">
                <text:p>4.39207041263864</text:p>
              </table:table-cell>
              <table:table-cell office:value-type="float" office:value="11.3107099151961">
                <text:p>11.3107099151961</text:p>
              </table:table-cell>
              <table:table-cell office:value-type="float" office:value="41.790066">
                <text:p>41.790066</text:p>
              </table:table-cell>
              <table:table-cell office:value-type="float" office:value="50.020013">
                <text:p>50.020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3.97591400994763">
                <text:p>3.97591400994763</text:p>
              </table:table-cell>
              <table:table-cell office:value-type="float" office:value="8.91124159157061">
                <text:p>8.91124159157061</text:p>
              </table:table-cell>
              <table:table-cell office:value-type="float" office:value="41.790066">
                <text:p>41.790066</text:p>
              </table:table-cell>
              <table:table-cell office:value-type="float" office:value="49.142009">
                <text:p>49.142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3.33130487719956">
                <text:p>3.33130487719956</text:p>
              </table:table-cell>
              <table:table-cell office:value-type="float" office:value="6.57743651225384">
                <text:p>6.57743651225384</text:p>
              </table:table-cell>
              <table:table-cell office:value-type="float" office:value="41.790066">
                <text:p>41.790066</text:p>
              </table:table-cell>
              <table:table-cell office:value-type="float" office:value="48.137965">
                <text:p>48.137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2.60401850660418">
                <text:p>2.60401850660418</text:p>
              </table:table-cell>
              <table:table-cell office:value-type="float" office:value="4.29618567534526">
                <text:p>4.29618567534526</text:p>
              </table:table-cell>
              <table:table-cell office:value-type="float" office:value="41.790066">
                <text:p>41.790066</text:p>
              </table:table-cell>
              <table:table-cell office:value-type="float" office:value="47.974465">
                <text:p>47.974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0727551383153">
                <text:p>1.70727551383153</text:p>
              </table:table-cell>
              <table:table-cell office:value-type="float" office:value="2.04461165592287">
                <text:p>2.04461165592287</text:p>
              </table:table-cell>
              <table:table-cell office:value-type="float" office:value="41.790066">
                <text:p>41.790066</text:p>
              </table:table-cell>
              <table:table-cell office:value-type="float" office:value="47.849276">
                <text:p>47.849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.790066">
                <text:p>41.790066</text:p>
              </table:table-cell>
              <table:table-cell office:value-type="float" office:value="41.790066">
                <text:p>41.790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.790066">
                <text:p>41.790066</text:p>
              </table:table-cell>
              <table:table-cell office:value-type="float" office:value="41.790066">
                <text:p>41.790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127cm" svg:y="0.263cm" style:legend-expansion="custom" svg:width="14.498cm" svg:height="0.954cm" style:legend-expansion-aspect-ratio="15.1970649895178" chart:style-name="ch2"/>
        <chart:plot-area chart:style-name="ch3" table:cell-range-address="Sheet1.A52:Sheet1.A72 Sheet1.M51:Sheet1.R72" chart:data-source-has-labels="row" svg:x="0.801cm" svg:y="1.173cm" svg:width="18.924cm" svg:height="7.119cm">
          <chart:coordinate-region svg:x="1.713cm" svg:y="1.372cm" svg:width="17.64cm" svg:height="6.273cm"/>
          <chart:axis chart:dimension="x" chart:name="primary-x" chart:style-name="ch4">
            <chart:title svg:x="9.372cm" svg:y="8.341cm" chart:style-name="ch5">
              <text:p>#processes</text:p>
            </chart:title>
          </chart:axis>
          <chart:axis chart:dimension="y" chart:name="primary-y" chart:style-name="ch6">
            <chart:title svg:x="0.167cm" svg:y="6.618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2" chart:label-cell-address="Sheet1.M51:Sheet1.M51" chart:class="chart:scatter">
            <chart:domain table:cell-range-address="Sheet1.A52:Sheet1.A72"/>
            <chart:data-point chart:repeated="21"/>
          </chart:series>
          <chart:series chart:style-name="ch10" chart:values-cell-range-address="Sheet1.N52:Sheet1.N72" chart:label-cell-address="Sheet1.N51:Sheet1.N51" chart:class="chart:scatter">
            <chart:data-point chart:repeated="21"/>
          </chart:series>
          <chart:series chart:style-name="ch11" chart:values-cell-range-address="Sheet1.O52:Sheet1.O72" chart:label-cell-address="Sheet1.O51:Sheet1.O51" chart:class="chart:scatter">
            <chart:data-point chart:repeated="21"/>
          </chart:series>
          <chart:series chart:style-name="ch12" chart:values-cell-range-address="Sheet1.P52:Sheet1.P72" chart:label-cell-address="Sheet1.P51:Sheet1.P51" chart:class="chart:scatter">
            <chart:data-point chart:repeated="21"/>
          </chart:series>
          <chart:series chart:style-name="ch13" chart:values-cell-range-address="Sheet1.Q52:Sheet1.Q72" chart:label-cell-address="Sheet1.Q51:Sheet1.Q51" chart:class="chart:scatter">
            <chart:data-point chart:repeated="21"/>
          </chart:series>
          <chart:series chart:style-name="ch14" chart:values-cell-range-address="Sheet1.R52:Sheet1.R72" chart:label-cell-address="Sheet1.R51:Sheet1.R5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2</svg:desc>
                </draw:g>
              </table:table-cell>
              <table:table-cell office:value-type="float" office:value="0.0451536427381052">
                <text:p>0.0451536427381052</text:p>
                <draw:g>
                  <svg:desc>Sheet1.M52:Sheet1.M72</svg:desc>
                </draw:g>
              </table:table-cell>
              <table:table-cell office:value-type="float" office:value="0.35886463442869">
                <text:p>0.35886463442869</text:p>
                <draw:g>
                  <svg:desc>Sheet1.N52:Sheet1.N72</svg:desc>
                </draw:g>
              </table:table-cell>
              <table:table-cell office:value-type="float" office:value="0.339636161056952">
                <text:p>0.339636161056952</text:p>
                <draw:g>
                  <svg:desc>Sheet1.O52:Sheet1.O72</svg:desc>
                </draw:g>
              </table:table-cell>
              <table:table-cell office:value-type="float" office:value="0.0207552887698032">
                <text:p>0.0207552887698032</text:p>
                <draw:g>
                  <svg:desc>Sheet1.P52:Sheet1.P72</svg:desc>
                </draw:g>
              </table:table-cell>
              <table:table-cell office:value-type="float" office:value="0.0305281525519653">
                <text:p>0.0305281525519653</text:p>
                <draw:g>
                  <svg:desc>Sheet1.Q52:Sheet1.Q72</svg:desc>
                </draw:g>
              </table:table-cell>
              <table:table-cell office:value-type="float" office:value="0.205062120454484">
                <text:p>0.205062120454484</text:p>
                <draw:g>
                  <svg:desc>Sheet1.R52:Sheet1.R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0.0448693310593152">
                <text:p>0.0448693310593152</text:p>
              </table:table-cell>
              <table:table-cell office:value-type="float" office:value="0.365088861876423">
                <text:p>0.365088861876423</text:p>
              </table:table-cell>
              <table:table-cell office:value-type="float" office:value="0.338689821912042">
                <text:p>0.338689821912042</text:p>
              </table:table-cell>
              <table:table-cell office:value-type="float" office:value="0.0180713537831897">
                <text:p>0.0180713537831897</text:p>
              </table:table-cell>
              <table:table-cell office:value-type="float" office:value="0.0270032286732592">
                <text:p>0.0270032286732592</text:p>
              </table:table-cell>
              <table:table-cell office:value-type="float" office:value="0.20627740269577">
                <text:p>0.2062774026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0.0461745019078442">
                <text:p>0.0461745019078442</text:p>
              </table:table-cell>
              <table:table-cell office:value-type="float" office:value="0.359946431093501">
                <text:p>0.359946431093501</text:p>
              </table:table-cell>
              <table:table-cell office:value-type="float" office:value="0.337699802670207">
                <text:p>0.337699802670207</text:p>
              </table:table-cell>
              <table:table-cell office:value-type="float" office:value="0.0226762310656028">
                <text:p>0.0226762310656028</text:p>
              </table:table-cell>
              <table:table-cell office:value-type="float" office:value="0.0331515084610654">
                <text:p>0.0331515084610654</text:p>
              </table:table-cell>
              <table:table-cell office:value-type="float" office:value="0.200351524801779">
                <text:p>0.200351524801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0.0542596900890017">
                <text:p>0.0542596900890017</text:p>
              </table:table-cell>
              <table:table-cell office:value-type="float" office:value="0.351562647683349">
                <text:p>0.351562647683349</text:p>
              </table:table-cell>
              <table:table-cell office:value-type="float" office:value="0.329740979951301">
                <text:p>0.329740979951301</text:p>
              </table:table-cell>
              <table:table-cell office:value-type="float" office:value="0.0305326950591905">
                <text:p>0.0305326950591905</text:p>
              </table:table-cell>
              <table:table-cell office:value-type="float" office:value="0.0420185571654171">
                <text:p>0.0420185571654171</text:p>
              </table:table-cell>
              <table:table-cell office:value-type="float" office:value="0.191885430051742">
                <text:p>0.191885430051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0.0497407459228726">
                <text:p>0.0497407459228726</text:p>
              </table:table-cell>
              <table:table-cell office:value-type="float" office:value="0.35845177493253">
                <text:p>0.35845177493253</text:p>
              </table:table-cell>
              <table:table-cell office:value-type="float" office:value="0.340408223300579">
                <text:p>0.340408223300579</text:p>
              </table:table-cell>
              <table:table-cell office:value-type="float" office:value="0.02253685622185">
                <text:p>0.02253685622185</text:p>
              </table:table-cell>
              <table:table-cell office:value-type="float" office:value="0.0335287126489575">
                <text:p>0.0335287126489575</text:p>
              </table:table-cell>
              <table:table-cell office:value-type="float" office:value="0.195333686973212">
                <text:p>0.195333686973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0.0506867864611938">
                <text:p>0.0506867864611938</text:p>
              </table:table-cell>
              <table:table-cell office:value-type="float" office:value="0.355240462802105">
                <text:p>0.355240462802105</text:p>
              </table:table-cell>
              <table:table-cell office:value-type="float" office:value="0.342638585439195">
                <text:p>0.342638585439195</text:p>
              </table:table-cell>
              <table:table-cell office:value-type="float" office:value="0.0238135730688516">
                <text:p>0.0238135730688516</text:p>
              </table:table-cell>
              <table:table-cell office:value-type="float" office:value="0.0352060025218117">
                <text:p>0.0352060025218117</text:p>
              </table:table-cell>
              <table:table-cell office:value-type="float" office:value="0.192414589706843">
                <text:p>0.192414589706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0.0467644294171029">
                <text:p>0.0467644294171029</text:p>
              </table:table-cell>
              <table:table-cell office:value-type="float" office:value="0.368395611266575">
                <text:p>0.368395611266575</text:p>
              </table:table-cell>
              <table:table-cell office:value-type="float" office:value="0.345956847815949">
                <text:p>0.345956847815949</text:p>
              </table:table-cell>
              <table:table-cell office:value-type="float" office:value="0.0179593482663807">
                <text:p>0.0179593482663807</text:p>
              </table:table-cell>
              <table:table-cell office:value-type="float" office:value="0.0295659468577428">
                <text:p>0.0295659468577428</text:p>
              </table:table-cell>
              <table:table-cell office:value-type="float" office:value="0.191357816376249">
                <text:p>0.191357816376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0.0520651665875896">
                <text:p>0.0520651665875896</text:p>
              </table:table-cell>
              <table:table-cell office:value-type="float" office:value="0.350862311330465">
                <text:p>0.350862311330465</text:p>
              </table:table-cell>
              <table:table-cell office:value-type="float" office:value="0.336739815180503">
                <text:p>0.336739815180503</text:p>
              </table:table-cell>
              <table:table-cell office:value-type="float" office:value="0.0257033222095287">
                <text:p>0.0257033222095287</text:p>
              </table:table-cell>
              <table:table-cell office:value-type="float" office:value="0.0479955328072719">
                <text:p>0.0479955328072719</text:p>
              </table:table-cell>
              <table:table-cell office:value-type="float" office:value="0.186633851884641">
                <text:p>0.186633851884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0.049374583582025">
                <text:p>0.049374583582025</text:p>
              </table:table-cell>
              <table:table-cell office:value-type="float" office:value="0.357152041298696">
                <text:p>0.357152041298696</text:p>
              </table:table-cell>
              <table:table-cell office:value-type="float" office:value="0.34903066639471">
                <text:p>0.34903066639471</text:p>
              </table:table-cell>
              <table:table-cell office:value-type="float" office:value="0.0211850631478349">
                <text:p>0.0211850631478349</text:p>
              </table:table-cell>
              <table:table-cell office:value-type="float" office:value="0.0344396523876624">
                <text:p>0.0344396523876624</text:p>
              </table:table-cell>
              <table:table-cell office:value-type="float" office:value="0.188817993189071">
                <text:p>0.188817993189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0.0399325421511922">
                <text:p>0.0399325421511922</text:p>
              </table:table-cell>
              <table:table-cell office:value-type="float" office:value="0.402147474127037">
                <text:p>0.402147474127037</text:p>
              </table:table-cell>
              <table:table-cell office:value-type="float" office:value="0.296151342271478">
                <text:p>0.296151342271478</text:p>
              </table:table-cell>
              <table:table-cell office:value-type="float" office:value="0.0216844758672129">
                <text:p>0.0216844758672129</text:p>
              </table:table-cell>
              <table:table-cell office:value-type="float" office:value="0.0321121075093307">
                <text:p>0.0321121075093307</text:p>
              </table:table-cell>
              <table:table-cell office:value-type="float" office:value="0.207972058073748">
                <text:p>0.207972058073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0.0420725959602188">
                <text:p>0.0420725959602188</text:p>
              </table:table-cell>
              <table:table-cell office:value-type="float" office:value="0.398511658465696">
                <text:p>0.398511658465696</text:p>
              </table:table-cell>
              <table:table-cell office:value-type="float" office:value="0.293789128691339">
                <text:p>0.293789128691339</text:p>
              </table:table-cell>
              <table:table-cell office:value-type="float" office:value="0.0246139226841084">
                <text:p>0.0246139226841084</text:p>
              </table:table-cell>
              <table:table-cell office:value-type="float" office:value="0.0367583012783698">
                <text:p>0.0367583012783698</text:p>
              </table:table-cell>
              <table:table-cell office:value-type="float" office:value="0.204254392920268">
                <text:p>0.204254392920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0.0539001040132602">
                <text:p>0.0539001040132602</text:p>
              </table:table-cell>
              <table:table-cell office:value-type="float" office:value="0.381120744219435">
                <text:p>0.381120744219435</text:p>
              </table:table-cell>
              <table:table-cell office:value-type="float" office:value="0.283428020931191">
                <text:p>0.283428020931191</text:p>
              </table:table-cell>
              <table:table-cell office:value-type="float" office:value="0.0388874658589497">
                <text:p>0.0388874658589497</text:p>
              </table:table-cell>
              <table:table-cell office:value-type="float" office:value="0.0482619263265325">
                <text:p>0.0482619263265325</text:p>
              </table:table-cell>
              <table:table-cell office:value-type="float" office:value="0.194401738650631">
                <text:p>0.194401738650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0.0461744252857952">
                <text:p>0.0461744252857952</text:p>
              </table:table-cell>
              <table:table-cell office:value-type="float" office:value="0.399632952944166">
                <text:p>0.399632952944166</text:p>
              </table:table-cell>
              <table:table-cell office:value-type="float" office:value="0.292581688953847">
                <text:p>0.292581688953847</text:p>
              </table:table-cell>
              <table:table-cell office:value-type="float" office:value="0.0236105262355488">
                <text:p>0.0236105262355488</text:p>
              </table:table-cell>
              <table:table-cell office:value-type="float" office:value="0.0367979276937557">
                <text:p>0.0367979276937557</text:p>
              </table:table-cell>
              <table:table-cell office:value-type="float" office:value="0.201202478886887">
                <text:p>0.201202478886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0.0553253405246613">
                <text:p>0.0553253405246613</text:p>
              </table:table-cell>
              <table:table-cell office:value-type="float" office:value="0.384063334217392">
                <text:p>0.384063334217392</text:p>
              </table:table-cell>
              <table:table-cell office:value-type="float" office:value="0.290979376810135">
                <text:p>0.290979376810135</text:p>
              </table:table-cell>
              <table:table-cell office:value-type="float" office:value="0.0301911126094412">
                <text:p>0.0301911126094412</text:p>
              </table:table-cell>
              <table:table-cell office:value-type="float" office:value="0.0460574600300055">
                <text:p>0.0460574600300055</text:p>
              </table:table-cell>
              <table:table-cell office:value-type="float" office:value="0.193383375808366">
                <text:p>0.193383375808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0.0593208191184896">
                <text:p>0.0593208191184896</text:p>
              </table:table-cell>
              <table:table-cell office:value-type="float" office:value="0.385512447953492">
                <text:p>0.385512447953492</text:p>
              </table:table-cell>
              <table:table-cell office:value-type="float" office:value="0.280723635120524">
                <text:p>0.280723635120524</text:p>
              </table:table-cell>
              <table:table-cell office:value-type="float" office:value="0.0335847662254684">
                <text:p>0.0335847662254684</text:p>
              </table:table-cell>
              <table:table-cell office:value-type="float" office:value="0.0511260610944605">
                <text:p>0.0511260610944605</text:p>
              </table:table-cell>
              <table:table-cell office:value-type="float" office:value="0.189732270487565">
                <text:p>0.189732270487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0.0616520790760006">
                <text:p>0.0616520790760006</text:p>
              </table:table-cell>
              <table:table-cell office:value-type="float" office:value="0.386966269859658">
                <text:p>0.386966269859658</text:p>
              </table:table-cell>
              <table:table-cell office:value-type="float" office:value="0.284934358084156">
                <text:p>0.284934358084156</text:p>
              </table:table-cell>
              <table:table-cell office:value-type="float" office:value="0.0327536292665131">
                <text:p>0.0327536292665131</text:p>
              </table:table-cell>
              <table:table-cell office:value-type="float" office:value="0.0505907902684404">
                <text:p>0.0505907902684404</text:p>
              </table:table-cell>
              <table:table-cell office:value-type="float" office:value="0.183102873445232">
                <text:p>0.183102873445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0.0704110278186969">
                <text:p>0.0704110278186969</text:p>
              </table:table-cell>
              <table:table-cell office:value-type="float" office:value="0.379687074655003">
                <text:p>0.379687074655003</text:p>
              </table:table-cell>
              <table:table-cell office:value-type="float" office:value="0.283329526250735">
                <text:p>0.283329526250735</text:p>
              </table:table-cell>
              <table:table-cell office:value-type="float" office:value="0.037849501323353">
                <text:p>0.037849501323353</text:p>
              </table:table-cell>
              <table:table-cell office:value-type="float" office:value="0.05856798384475">
                <text:p>0.05856798384475</text:p>
              </table:table-cell>
              <table:table-cell office:value-type="float" office:value="0.170154886107462">
                <text:p>0.170154886107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0.0868645425795672">
                <text:p>0.0868645425795672</text:p>
              </table:table-cell>
              <table:table-cell office:value-type="float" office:value="0.370367514893857">
                <text:p>0.370367514893857</text:p>
              </table:table-cell>
              <table:table-cell office:value-type="float" office:value="0.279554257246435">
                <text:p>0.279554257246435</text:p>
              </table:table-cell>
              <table:table-cell office:value-type="float" office:value="0.0593616115907666">
                <text:p>0.0593616115907666</text:p>
              </table:table-cell>
              <table:table-cell office:value-type="float" office:value="0.0712674635168034">
                <text:p>0.0712674635168034</text:p>
              </table:table-cell>
              <table:table-cell office:value-type="float" office:value="0.132584610172571">
                <text:p>0.132584610172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96524729619976">
                <text:p>0.096524729619976</text:p>
              </table:table-cell>
              <table:table-cell office:value-type="float" office:value="0.405649686381549">
                <text:p>0.405649686381549</text:p>
              </table:table-cell>
              <table:table-cell office:value-type="float" office:value="0.285932130776858">
                <text:p>0.285932130776858</text:p>
              </table:table-cell>
              <table:table-cell office:value-type="float" office:value="0.0748759676954611">
                <text:p>0.0748759676954611</text:p>
              </table:table-cell>
              <table:table-cell office:value-type="float" office:value="0.0815196031123978">
                <text:p>0.0815196031123978</text:p>
              </table:table-cell>
              <table:table-cell office:value-type="float" office:value="0.0554978824137575">
                <text:p>0.0554978824137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96524729619976">
                <text:p>0.096524729619976</text:p>
              </table:table-cell>
              <table:table-cell office:value-type="float" office:value="0.405649686381549">
                <text:p>0.405649686381549</text:p>
              </table:table-cell>
              <table:table-cell office:value-type="float" office:value="0.285932130776858">
                <text:p>0.285932130776858</text:p>
              </table:table-cell>
              <table:table-cell office:value-type="float" office:value="0.0748759676954611">
                <text:p>0.0748759676954611</text:p>
              </table:table-cell>
              <table:table-cell office:value-type="float" office:value="0.0815196031123978">
                <text:p>0.0815196031123978</text:p>
              </table:table-cell>
              <table:table-cell office:value-type="float" office:value="0.0554978824137575">
                <text:p>0.0554978824137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2.886cm" svg:y="5.841cm" style:legend-expansion="custom" svg:width="5.301cm" svg:height="1.583cm" style:legend-expansion-aspect-ratio="3.34870499052432" chart:style-name="ch2"/>
        <chart:plot-area chart:style-name="ch3" table:cell-range-address="Sheet1.F52:Sheet1.G72 Sheet1.G6:Sheet1.G26 Sheet1.G29:Sheet1.G48" chart:data-source-has-labels="row" svg:x="0.869cm" svg:y="0.125cm" svg:width="18.18cm" svg:height="8.176cm">
          <chart:coordinate-region svg:x="1.781cm" svg:y="0.324cm" svg:width="16.831cm" svg:height="7.33cm"/>
          <chart:axis chart:dimension="x" chart:name="primary-x" chart:style-name="ch4">
            <chart:title svg:x="8.011cm" svg:y="8.341cm" chart:style-name="ch5">
              <text:p>Relative symbolic #objects</text:p>
            </chart:title>
          </chart:axis>
          <chart:axis chart:dimension="y" chart:name="primary-y" chart:style-name="ch6">
            <chart:title svg:x="0.165cm" svg:y="5.551cm" chart:style-name="ch7">
              <text:p>Preserve probability</text:p>
            </chart:title>
            <chart:grid chart:style-name="ch8" chart:class="major"/>
          </chart:axis>
          <chart:axis chart:dimension="y" chart:name="secondary-y" chart:style-name="ch9">
            <chart:title svg:x="19.276cm" svg:y="6.137cm" chart:style-name="ch7">
              <text:p>Relative #objects</text:p>
            </chart:title>
          </chart:axis>
          <chart:series chart:attached-axis="primary-y" chart:style-name="ch10" chart:values-cell-range-address="Sheet1.G6:Sheet1.G26" loext:label-string="&quot;probabilistic ranking&quot;" chart:class="chart:scatter">
            <chart:domain table:cell-range-address="Sheet1.G52:Sheet1.G72"/>
            <chart:data-point chart:repeated="21"/>
          </chart:series>
          <chart:series chart:attached-axis="primary-y" chart:style-name="ch11" chart:values-cell-range-address="Sheet1.G29:Sheet1.G48" loext:label-string="&quot;deterministic ranking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2" loext:label-string="&quot;#objects&quot;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</text:p>
              </table:table-cell>
              <table:table-cell office:value-type="string">
                <text:p>#objec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3289990869629">
                <text:p>51.3289990869629</text:p>
                <draw:g>
                  <svg:desc>Sheet1.G52:Sheet1.G72</svg:desc>
                </draw:g>
              </table:table-cell>
              <table:table-cell office:value-type="float" office:value="0.728824">
                <text:p>0.728824</text:p>
                <draw:g>
                  <svg:desc>Sheet1.G6:Sheet1.G26</svg:desc>
                </draw:g>
              </table:table-cell>
              <table:table-cell office:value-type="float" office:value="44.0982667291174">
                <text:p>44.0982667291174</text:p>
                <draw:g>
                  <svg:desc>Sheet1.I52:Sheet1.I71</svg:desc>
                </draw:g>
              </table:table-cell>
              <table:table-cell office:value-type="float" office:value="0.76908">
                <text:p>0.76908</text:p>
                <draw:g>
                  <svg:desc>Sheet1.G29:Sheet1.G48</svg:desc>
                </draw:g>
              </table:table-cell>
              <table:table-cell office:value-type="float" office:value="8.09753257648369">
                <text:p>8.09753257648369</text:p>
                <draw:g>
                  <svg:desc>Sheet1.F52:Sheet1.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0266433074696">
                <text:p>50.0266433074696</text:p>
              </table:table-cell>
              <table:table-cell office:value-type="float" office:value="0.726485">
                <text:p>0.726485</text:p>
              </table:table-cell>
              <table:table-cell office:value-type="float" office:value="40.4952451410346">
                <text:p>40.4952451410346</text:p>
              </table:table-cell>
              <table:table-cell office:value-type="float" office:value="0.75748">
                <text:p>0.75748</text:p>
              </table:table-cell>
              <table:table-cell office:value-type="float" office:value="8.05181466353391">
                <text:p>8.05181466353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1743319930269">
                <text:p>46.1743319930269</text:p>
              </table:table-cell>
              <table:table-cell office:value-type="float" office:value="0.717311">
                <text:p>0.717311</text:p>
              </table:table-cell>
              <table:table-cell office:value-type="float" office:value="36.9043422990568">
                <text:p>36.9043422990568</text:p>
              </table:table-cell>
              <table:table-cell office:value-type="float" office:value="0.745718">
                <text:p>0.745718</text:p>
              </table:table-cell>
              <table:table-cell office:value-type="float" office:value="7.87101389172837">
                <text:p>7.87101389172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3951259127159">
                <text:p>42.3951259127159</text:p>
              </table:table-cell>
              <table:table-cell office:value-type="float" office:value="0.703919">
                <text:p>0.703919</text:p>
              </table:table-cell>
              <table:table-cell office:value-type="float" office:value="33.3177341576594">
                <text:p>33.3177341576594</text:p>
              </table:table-cell>
              <table:table-cell office:value-type="float" office:value="0.734192">
                <text:p>0.734192</text:p>
              </table:table-cell>
              <table:table-cell office:value-type="float" office:value="7.64374475438795">
                <text:p>7.64374475438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2004076992">
                <text:p>38.6202004076992</text:p>
              </table:table-cell>
              <table:table-cell office:value-type="float" office:value="0.690086">
                <text:p>0.690086</text:p>
              </table:table-cell>
              <table:table-cell office:value-type="float" office:value="29.7749585776969">
                <text:p>29.7749585776969</text:p>
              </table:table-cell>
              <table:table-cell office:value-type="float" office:value="0.723954">
                <text:p>0.723954</text:p>
              </table:table-cell>
              <table:table-cell office:value-type="float" office:value="7.36152173839779">
                <text:p>7.36152173839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8425722867329">
                <text:p>34.8425722867329</text:p>
              </table:table-cell>
              <table:table-cell office:value-type="float" office:value="0.677016">
                <text:p>0.677016</text:p>
              </table:table-cell>
              <table:table-cell office:value-type="float" office:value="26.2088837232402">
                <text:p>26.2088837232402</text:p>
              </table:table-cell>
              <table:table-cell office:value-type="float" office:value="0.706017">
                <text:p>0.706017</text:p>
              </table:table-cell>
              <table:table-cell office:value-type="float" office:value="7.10982891521894">
                <text:p>7.10982891521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391183554323">
                <text:p>31.1391183554323</text:p>
              </table:table-cell>
              <table:table-cell office:value-type="float" office:value="0.663514">
                <text:p>0.663514</text:p>
              </table:table-cell>
              <table:table-cell office:value-type="float" office:value="22.6294566226152">
                <text:p>22.6294566226152</text:p>
              </table:table-cell>
              <table:table-cell office:value-type="float" office:value="0.691152">
                <text:p>0.691152</text:p>
              </table:table-cell>
              <table:table-cell office:value-type="float" office:value="6.67470208602294">
                <text:p>6.67470208602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59925376013">
                <text:p>27.359925376013</text:p>
              </table:table-cell>
              <table:table-cell office:value-type="float" office:value="0.647676">
                <text:p>0.647676</text:p>
              </table:table-cell>
              <table:table-cell office:value-type="float" office:value="20.2433393806614">
                <text:p>20.2433393806614</text:p>
              </table:table-cell>
              <table:table-cell office:value-type="float" office:value="0.677493">
                <text:p>0.677493</text:p>
              </table:table-cell>
              <table:table-cell office:value-type="float" office:value="6.43483602969226">
                <text:p>6.43483602969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6074808825385">
                <text:p>23.6074808825385</text:p>
              </table:table-cell>
              <table:table-cell office:value-type="float" office:value="0.622919">
                <text:p>0.622919</text:p>
              </table:table-cell>
              <table:table-cell office:value-type="float" office:value="17.9032509935615">
                <text:p>17.9032509935615</text:p>
              </table:table-cell>
              <table:table-cell office:value-type="float" office:value="0.663446">
                <text:p>0.663446</text:p>
              </table:table-cell>
              <table:table-cell office:value-type="float" office:value="6.08758464940161">
                <text:p>6.08758464940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1074200495425">
                <text:p>21.1074200495425</text:p>
              </table:table-cell>
              <table:table-cell office:value-type="float" office:value="0.608998">
                <text:p>0.608998</text:p>
              </table:table-cell>
              <table:table-cell office:value-type="float" office:value="15.5743539448016">
                <text:p>15.5743539448016</text:p>
              </table:table-cell>
              <table:table-cell office:value-type="float" office:value="0.655391">
                <text:p>0.655391</text:p>
              </table:table-cell>
              <table:table-cell office:value-type="float" office:value="5.8226166668663">
                <text:p>5.8226166668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6446057946849">
                <text:p>18.6446057946849</text:p>
              </table:table-cell>
              <table:table-cell office:value-type="float" office:value="0.592638">
                <text:p>0.592638</text:p>
              </table:table-cell>
              <table:table-cell office:value-type="float" office:value="13.2583009496202">
                <text:p>13.2583009496202</text:p>
              </table:table-cell>
              <table:table-cell office:value-type="float" office:value="0.639763">
                <text:p>0.639763</text:p>
              </table:table-cell>
              <table:table-cell office:value-type="float" office:value="5.51180348518442">
                <text:p>5.51180348518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924723018257">
                <text:p>16.1924723018257</text:p>
              </table:table-cell>
              <table:table-cell office:value-type="float" office:value="0.582499">
                <text:p>0.582499</text:p>
              </table:table-cell>
              <table:table-cell office:value-type="float" office:value="10.9314511584972">
                <text:p>10.9314511584972</text:p>
              </table:table-cell>
              <table:table-cell office:value-type="float" office:value="0.611311">
                <text:p>0.611311</text:p>
              </table:table-cell>
              <table:table-cell office:value-type="float" office:value="5.16319451810168">
                <text:p>5.16319451810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7497305145066">
                <text:p>13.7497305145066</text:p>
              </table:table-cell>
              <table:table-cell office:value-type="float" office:value="0.568347">
                <text:p>0.568347</text:p>
              </table:table-cell>
              <table:table-cell office:value-type="float" office:value="8.65390628960281">
                <text:p>8.65390628960281</text:p>
              </table:table-cell>
              <table:table-cell office:value-type="float" office:value="0.586829">
                <text:p>0.586829</text:p>
              </table:table-cell>
              <table:table-cell office:value-type="float" office:value="4.77582472770284">
                <text:p>4.77582472770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107099151961">
                <text:p>11.3107099151961</text:p>
              </table:table-cell>
              <table:table-cell office:value-type="float" office:value="0.542631">
                <text:p>0.542631</text:p>
              </table:table-cell>
              <table:table-cell office:value-type="float" office:value="6.3985662258191">
                <text:p>6.3985662258191</text:p>
              </table:table-cell>
              <table:table-cell office:value-type="float" office:value="0.551867">
                <text:p>0.551867</text:p>
              </table:table-cell>
              <table:table-cell office:value-type="float" office:value="4.39207041263864">
                <text:p>4.39207041263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91124159157061">
                <text:p>8.91124159157061</text:p>
              </table:table-cell>
              <table:table-cell office:value-type="float" office:value="0.507657">
                <text:p>0.507657</text:p>
              </table:table-cell>
              <table:table-cell office:value-type="float" office:value="4.18634246360672">
                <text:p>4.18634246360672</text:p>
              </table:table-cell>
              <table:table-cell office:value-type="float" office:value="0.521912">
                <text:p>0.521912</text:p>
              </table:table-cell>
              <table:table-cell office:value-type="float" office:value="3.97591400994763">
                <text:p>3.97591400994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7743651225384">
                <text:p>6.57743651225384</text:p>
              </table:table-cell>
              <table:table-cell office:value-type="float" office:value="0.47934">
                <text:p>0.47934</text:p>
              </table:table-cell>
              <table:table-cell office:value-type="float" office:value="2.02598168266977">
                <text:p>2.02598168266977</text:p>
              </table:table-cell>
              <table:table-cell office:value-type="float" office:value="0.475919">
                <text:p>0.475919</text:p>
              </table:table-cell>
              <table:table-cell office:value-type="float" office:value="3.33130487719956">
                <text:p>3.33130487719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9618567534526">
                <text:p>4.29618567534526</text:p>
              </table:table-cell>
              <table:table-cell office:value-type="float" office:value="0.44582">
                <text:p>0.44582</text:p>
              </table:table-cell>
              <table:table-cell office:value-type="float" office:value="1">
                <text:p>1</text:p>
              </table:table-cell>
              <table:table-cell office:value-type="float" office:value="0.426541">
                <text:p>0.426541</text:p>
              </table:table-cell>
              <table:table-cell office:value-type="float" office:value="2.60401850660418">
                <text:p>2.60401850660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461165592287">
                <text:p>2.04461165592287</text:p>
              </table:table-cell>
              <table:table-cell office:value-type="float" office:value="0.369762">
                <text:p>0.369762</text:p>
              </table:table-cell>
              <table:table-cell office:value-type="float" office:value="1">
                <text:p>1</text:p>
              </table:table-cell>
              <table:table-cell office:value-type="float" office:value="0.426541">
                <text:p>0.426541</text:p>
              </table:table-cell>
              <table:table-cell office:value-type="float" office:value="1.70727551383153">
                <text:p>1.70727551383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31614">
                <text:p>0.31614</text:p>
              </table:table-cell>
              <table:table-cell office:value-type="float" office:value="1">
                <text:p>1</text:p>
              </table:table-cell>
              <table:table-cell office:value-type="float" office:value="0.426541">
                <text:p>0.426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1614">
                <text:p>0.31614</text:p>
              </table:table-cell>
              <table:table-cell office:value-type="float" office:value="1">
                <text:p>1</text:p>
              </table:table-cell>
              <table:table-cell office:value-type="float" office:value="0.426541">
                <text:p>0.426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